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4984*"/>
    </style:style>
    <style:style style:name="Table1.B" style:family="table-column">
      <style:table-column-properties style:column-width="3.4639in" style:rel-column-width="4988*"/>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rsid="0011f180" officeooo:paragraph-rsid="0011f180" style:font-weight-asian="bold" style:font-weight-complex="bold"/>
    </style:style>
    <style:style style:name="P3" style:family="paragraph" style:parent-style-name="Table_20_Contents">
      <style:text-properties fo:font-weight="bold" officeooo:paragraph-rsid="0011f180" style:font-weight-asian="bold" style:font-weight-complex="bold"/>
    </style:style>
    <style:style style:name="P4" style:family="paragraph" style:parent-style-name="Table_20_Contents">
      <style:text-properties officeooo:paragraph-rsid="0013d4b0"/>
    </style:style>
    <style:style style:name="P5" style:family="paragraph" style:parent-style-name="Table_20_Contents">
      <style:text-properties officeooo:paragraph-rsid="00151a12"/>
    </style:style>
    <style:style style:name="P6" style:family="paragraph" style:parent-style-name="Standard">
      <style:text-properties officeooo:paragraph-rsid="001903bf"/>
    </style:style>
    <style:style style:name="P7" style:family="paragraph" style:parent-style-name="Table_20_Contents">
      <style:text-properties officeooo:paragraph-rsid="0017a15e"/>
    </style:style>
    <style:style style:name="P8" style:family="paragraph" style:parent-style-name="Table_20_Contents">
      <style:text-properties officeooo:paragraph-rsid="0018efb4"/>
    </style:style>
    <style:style style:name="P9" style:family="paragraph" style:parent-style-name="Table_20_Contents">
      <style:text-properties officeooo:paragraph-rsid="001903bf"/>
    </style:style>
    <style:style style:name="T1" style:family="text">
      <style:text-properties officeooo:rsid="000e84fd"/>
    </style:style>
    <style:style style:name="T2" style:family="text">
      <style:text-properties fo:language="el" fo:country="GR"/>
    </style:style>
    <style:style style:name="T3" style:family="text">
      <style:text-properties fo:language="el" fo:country="GR" officeooo:rsid="0013d4b0"/>
    </style:style>
    <style:style style:name="T4" style:family="text">
      <style:text-properties fo:language="el" fo:country="GR" officeooo:rsid="00151a12"/>
    </style:style>
    <style:style style:name="T5" style:family="text">
      <style:text-properties officeooo:rsid="0017a15e"/>
    </style:style>
    <style:style style:name="T6" style:family="text">
      <style:text-properties officeooo:rsid="0018efb4"/>
    </style:style>
    <style:style style:name="T7" style:family="text">
      <style:text-properties officeooo:rsid="001903bf"/>
    </style:style>
    <style:style style:name="T8" style:family="text">
      <style:text-properties officeooo:rsid="001a0a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672956189408">
          <table:table-cell table:style-name="Table1.A1" office:value-type="string">
            <text:p text:style-name="P2">ΚΕΦΑΛΑΙΟΝ ΤΕΣΣΕΡΑΚΑΙΔΕΚΑ</text:p>
            <text:p text:style-name="P2">ΝΟΡΒΕΡΤΟΣ Ο ΓΛΥΠΤΟΝΩΤΟΣ</text:p>
          </table:table-cell>
          <table:table-cell table:style-name="Table1.A1" office:value-type="string">
            <text:p text:style-name="P3">CHAPTER FOURTEEN</text:p>
            <text:p text:style-name="P3">NORBERT THE NORWEGIAN RIDGEBACK</text:p>
          </table:table-cell>
        </table:table-row>
        <table:table-row table:style-name="TableLine2672956179072">
          <table:table-cell table:style-name="Table1.A1" office:value-type="string">
            <text:p text:style-name="P4">ἀνδρειότερος δ’ <text:span text:style-name="T2">ο</text:span><text:span text:style-name="T3">ὖ</text:span><text:span text:style-name="T2">ν</text:span> ἀπέβη ὁ Κίουρος τῆς δόξης, ὠχριῶν γε μὴν μᾶλλόν τι καθ’ ἡμέραν καὶ λεπτυνόμενος τὸ σῶμα, ὀρθῶς δ’ ε”τι φρονῶν, ὡς ἐδόκει.</text:p>
          </table:table-cell>
          <table:table-cell table:style-name="Table1.A1" office:value-type="string">
            <text:p text:style-name="P4">Quirrell, however, must have been braver than they'd thought. In the weeks that followed he did seem to be getting paler and thinner, but it didn't look as though he'd cracked yet.</text:p>
          </table:table-cell>
        </table:table-row>
        <table:table-row table:style-name="TableLine2672956186416">
          <table:table-cell table:style-name="Table1.A1" office:value-type="string">
            <text:p text:style-name="P4">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table:style-name="Table1.A1" office:value-type="string">
            <text:p text:style-name="P4">Every time they passed the third-floor corridor, Harry, Ron, and Hermione would press their ears to the door to check that Fluffy was still growling inside.</text:p>
          </table:table-cell>
        </table:table-row>
        <table:table-row table:style-name="TableLine2672956188320">
          <table:table-cell table:style-name="Table1.A1" office:value-type="string">
            <text:p text:style-name="P4">ὁ δέ Σίναπυς κατὰ τὸ ξύνηθες δύσκολον ἑαυτὸν παρέχων ἅνω καὶ κάτω ὡρμᾶτο περὶ τὰ πράγματα ὤν· τοῦτο δ’ ἐνόμιζον ἐκεῖνοι μηνύειν τὴν λίθον ἔτ’ ἐν ἀσφαλεῖ οῦσαν.</text:p>
          </table:table-cell>
          <table:table-cell table:style-name="Table1.A1" office:value-type="string">
            <text:p text:style-name="P4">Snape was sweeping about in his usual bad temper, which surely meant that the Stone was still safe.</text:p>
          </table:table-cell>
        </table:table-row>
        <table:table-row table:style-name="TableLine2672956174992">
          <table:table-cell table:style-name="Table1.A1" office:value-type="string">
            <text:p text:style-name="P5">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able:table-cell>
          <table:table-cell table:style-name="Table1.A1" office:value-type="string">
            <text:p text:style-name="P5">Whenever Harry passed Quirrell these days he gave him an encouraging sort of smile, and Ron had started telling people off for laughing at Quirrell's stutter.</text:p>
          </table:table-cell>
        </table:table-row>
        <table:table-row table:style-name="TableLine2672956179344">
          <table:table-cell table:style-name="Table1.A1" office:value-type="string">
            <text:p text:style-name="P5">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table:style-name="Table1.A1" office:value-type="string">
            <text:p text:style-name="P5">Hermione, however, had more on her mind than the Sorcerer's Stone. She had started drawing up study schedules and colorcoding all her notes.</text:p>
          </table:table-cell>
        </table:table-row>
        <table:table-row table:style-name="TableLine2672956186960">
          <table:table-cell table:style-name="Table1.A1" office:value-type="string">
            <text:p text:style-name="P5">ἀλλ’ οὐ φρόντις ἂν ἐγένετο οὔτε τῷ Ἁρείῳ οὕτε τῷ Ῥοῶνι ε<text:span text:style-name="T4">ἰ</text:span> μὴ πολυπραγμονοῦσα ἐπεκέλευε καὶ αὐτοὺς ταύτὰ ποιεῖν.</text:p>
          </table:table-cell>
          <table:table-cell table:style-name="Table1.A1" office:value-type="string">
            <text:p text:style-name="P5">Harry and Ron wouldn't have minded, but she kept nagging them to do the same.</text:p>
          </table:table-cell>
        </table:table-row>
        <table:table-row table:style-name="TableLine2672956183152">
          <table:table-cell table:style-name="Table1.A1" office:value-type="string">
            <text:p text:style-name="P5">Ἀλλ’ ὦ θεσπεσία αἱ δοκιμασίαι ἀπέχουσι πολύ.</text:p>
          </table:table-cell>
          <table:table-cell table:style-name="Table1.A1" office:value-type="string">
            <text:p text:style-name="P5">"Hermione, the exams are ages away."</text:p>
          </table:table-cell>
        </table:table-row>
        <table:table-row table:style-name="TableLine2672956173088">
          <table:table-cell table:style-name="Table1.A1" office:value-type="string">
            <text:p text:style-name="P5">ἐκείνη δέ δυσχεραίνουσα Δέκα, ἔφη, ἑβδομάδας, χρόνον οὐ μακρόν. ἀκαρὲς γὰρ ἂν εἴη τῷ γε Φλαμήλῳ.</text:p>
          </table:table-cell>
          <table:table-cell table:style-name="Table1.A1" office:value-type="string">
            <text:p text:style-name="P5">"Ten weeks," Hermione snapped. "That's not ages, that's like a second to Nicolas Flamel."</text:p>
          </table:table-cell>
        </table:table-row>
        <table:table-row table:style-name="TableLine2672956179888">
          <table:table-cell table:style-name="Table1.A1" office:value-type="string">
            <text:p text:style-name="P7">ὁ δ<text:span text:style-name="T5">ὲ</text:span> Ῥοών Ἀλλ’ ἡμεῖς μέν, ἔφη, οὐδαμῶς ἑξακοσίων ἐτῶν <text:span text:style-name="T5">ἐ</text:span>σμέν, σύ δ’ ἐκμαθοῦσα ἤδη τὰ πάντα τί δὴ ἀναθεωρεῖς<text:span text:style-name="T5">;</text:span></text:p>
          </table:table-cell>
          <table:table-cell table:style-name="Table1.A1" office:value-type="string">
            <text:p text:style-name="P7">"But we're not six hundred years old," Ron reminded her.<text:span text:style-name="T5"> "Anyway, what are you studying for, you already know it all."</text:span></text:p>
          </table:table-cell>
        </table:table-row>
        <table:table-row table:style-name="TableLine2672956180432">
          <table:table-cell table:style-name="Table1.A1" office:value-type="string">
            <text:p text:style-name="P7"><text:span text:style-name="T5">Ὅ</text:span> τι<text:span text:style-name="T5">;</text:span> ἦ μαινόμενος σύ δήπου οὐκ οἶσθα δέον δοκιμασθῆναι τοὺς μέλλοντας προχωρήσειν ε<text:span text:style-name="T5">ἰ</text:span>ς τοὺς σοφομώρους;</text:p>
          </table:table-cell>
          <table:table-cell table:style-name="Table1.A1" office:value-type="string">
            <text:p text:style-name="P7">"What am I studying for? Are you crazy? You realize we need to pass these exams to get into the second year?</text:p>
          </table:table-cell>
        </table:table-row>
        <table:table-row table:style-name="TableLine2672956180976">
          <table:table-cell table:style-name="Table1.A1" office:value-type="string">
            <text:p text:style-name="P7">ὤφελον γὰρ ἀρχὴν πρὸ τριῶν μηνῶν ποιήσασθαι τῶν μελετῶν μεγίστων οὐσῶν.<text:span text:style-name="T5"> οὐ γὰρ οἶδα τί παθῶν οὐ μελετῶ ταῦτα.</text:span></text:p>
          </table:table-cell>
          <table:table-cell table:style-name="Table1.A1" office:value-type="string">
            <text:p text:style-name="P7">They're very important, I should have started studying a month ago, I don't know what's gotten into me...."</text:p>
          </table:table-cell>
        </table:table-row>
        <table:table-row table:style-name="TableLine2672956181248">
          <table:table-cell table:style-name="Table1.A1" office:value-type="string">
            <text:p text:style-name="P7">ἀλλ’ οὖν κακῇ τύχῃ οἱ σοφισταὶ ταύτὰ ἐφρόνουν τῇ Ἑρμιόνῃ, περὶ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able:table-cell>
          <table:table-cell table:style-name="Table1.A1" office:value-type="string">
            <text:p text:style-name="P7">Unfortunately, the teachers seemed to be thinking along the same lines as Hermione.<text:span text:style-name="T5"> They piled so much homework on them that the Easter holidays weren't nearly as much fun as the Christmas ones.</text:span></text:p>
          </table:table-cell>
        </table:table-row>
        <table:table-row table:style-name="TableLine2672956181520">
          <table:table-cell table:style-name="Table1.A1" office:value-type="string">
            <text:p text:style-name="P7">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able:table-cell>
          <table:table-cell table:style-name="Table1.A1" office:value-type="string">
            <text:p text:style-name="P7">It was hard to relax with Hermione next to you reciting the twelve uses of dragon's blood or practicing wand movements.</text:p>
          </table:table-cell>
        </table:table-row>
        <table:table-row table:style-name="TableLine2672956181520">
          <table:table-cell table:style-name="Table1.A1" office:value-type="string">
            <text:p text:style-name="P7">ἀλλὰ στένοντας καὶ ἐνοχλουμένους <text:span text:style-name="T5">ἔ</text:span>δει σχολήν <text:soft-page-break/>περ <text:span text:style-name="T5">ἔ</text:span>χοντας διατρίβειν μετ’ αὐτῆς ἐν τῇ βιβλιοθήκῃ ὡς διαπράξοντας τὰ μαθήματα.</text:p>
          </table:table-cell>
          <table:table-cell table:style-name="Table1.A1" office:value-type="string">
            <text:p text:style-name="P7">Moaning and yawning, Harry and Ron spent most <text:soft-page-break/>of their free time in the library with her, trying to get through all their extra work.</text:p>
          </table:table-cell>
        </table:table-row>
        <table:table-row table:style-name="TableLine2672956181520">
          <table:table-cell table:style-name="Table1.A1" office:value-type="string">
            <text:p text:style-name="P7">Ἀλλ’ ὁ μὲν Ῥοῶν τὴν γραφίδα καταβαλών ποτε, Οὐκ <text:span text:style-name="T5">ἔ</text:span>σται μοι, ἔφη, ταῦτα ἐν νῷ διασῴζεσθαι, θεωρῶν ἅμα διὰ τῆς φωταγωγοῦ πρὸς τὸν οὐρανὸν φαιδρότατον τε γενόμενον καί χρῶμα παρέχοντα ο<text:span text:style-name="T5">ἷ</text:span>ον τῶν μυοσωτίδων.</text:p>
          </table:table-cell>
          <table:table-cell table:style-name="Table1.A1" office:value-type="string">
            <text:p text:style-name="P7">"I'll never remember this," Ron burst out one afternoon, throwing down his quill and looking longingly out of the library window.</text:p>
          </table:table-cell>
        </table:table-row>
        <table:table-row table:style-name="TableLine2672956181520">
          <table:table-cell table:style-name="Table1.A1" office:value-type="string">
            <text:p text:style-name="P8">καὶ γὰρ διὰ πολλῶν ἤδη μηνῶν αἰθρίαν κα<text:span text:style-name="T6">ὶ</text:span> νηνεμίαν ποθῶν ᾐσθάνετο τέλος τοῦ θέρους ἀρξομένου.</text:p>
          </table:table-cell>
          <table:table-cell table:style-name="Table1.A1" office:value-type="string">
            <text:p text:style-name="P8">It was the first really fine day they'd had in months. The sky was a clear, forget-me-not blue, and there was a feeling in the air of summer coming.</text:p>
          </table:table-cell>
        </table:table-row>
        <table:table-row table:style-name="TableLine2672956181520">
          <table:table-cell table:style-name="Table1.A1" office:value-type="string">
            <text:p text:style-name="P8">ὁ δ’<text:span text:style-name="T6"> Ἅ</text:span>ρειος ζητῶν τέως τὸ δίκταμνον ἐν τοῖς χιλίοις φαρμάκοις βοτανικοῖς κα<text:span text:style-name="T6">ὶ</text:span> μυκητίνοις οὐκ ἀνέβλεψε πρὶν ἤκουσε τοῦ Ῥοῶνος <text:span text:style-name="T6">Ὦ</text:span> <text:span text:style-name="T6">Ἁ</text:span>γρίωδες, λέγοντος, τί χρῆμα σὺ ἐν βιβλιοθήκῃ περιπολεῖς<text:span text:style-name="T6">;</text:span></text:p>
          </table:table-cell>
          <table:table-cell table:style-name="Table1.A1" office:value-type="string">
            <text:p text:style-name="P8">Harry, who was looking up "Dittany" in One Thousand Magical Herbs and Fungi, didn't look up until he heard Ron say, "Hagrid! What are you doing in the library?"</text:p>
          </table:table-cell>
        </table:table-row>
        <table:table-row table:style-name="TableLine2672956181520">
          <table:table-cell table:style-name="Table1.A1" office:value-type="string">
            <text:p text:style-name="P8">τοῦτον δὲ παρῆν <text:span text:style-name="T6">ἰ</text:span>δεῖν βραδέως ἐπιόντα, ἔχοντά τε κρυπτόν τι ὄπισθε τοῦ νώτου.</text:p>
          </table:table-cell>
          <table:table-cell table:style-name="Table1.A1" office:value-type="string">
            <text:p text:style-name="P8">Hagrid shuffled into view, hiding something behind his back.</text:p>
          </table:table-cell>
        </table:table-row>
        <table:table-row table:style-name="TableLine2672956181520">
          <table:table-cell table:style-name="Table1.A1" office:value-type="string">
            <text:p text:style-name="P8">καὶ πάνυ ἄτοπος ἐδόκει τὸν τρίβωνα φορῶν τὸν σπαλακορύπαινον, Θεωρῶ δ’ ἀτεχνῶς ἐγώ, ἔφη.<text:span text:style-name="T6"> 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text:span></text:p>
          </table:table-cell>
          <table:table-cell table:style-name="Table1.A1" office:value-type="string">
            <text:p text:style-name="P8">He looked very out of place in his moleskin overcoat.<text:span text:style-name="T6"> "Jus' lookin'," he said, in a shifty voice that got their interest at once. "An' what're you lot up ter?" He looked suddenly suspicious. </text:span></text:p>
          </table:table-cell>
        </table:table-row>
        <table:table-row table:style-name="TableLine2672956181520">
          <table:table-cell table:style-name="Table1.A1" office:value-type="string">
            <text:p text:style-name="P8"><text:span text:style-name="T6">μῶν ἔτι τὸν Φλάμηλον ζητεῖτε;</text:span></text:p>
          </table:table-cell>
          <table:table-cell table:style-name="Table1.A1" office:value-type="string">
            <text:p text:style-name="P8"><text:span text:style-name="T6">"Yer not still lookin' fer Nicolas Flamel, are yeh?"</text:span></text:p>
          </table:table-cell>
        </table:table-row>
        <table:table-row table:style-name="TableLine2672956181520">
          <table:table-cell table:style-name="Table1.A1" office:value-type="string">
            <text:p text:style-name="P8">Ἐγνώκαμέν γε πάλαι, ἀπεκρίνατο ὁ Ῥοών λαμπρυνάμενος τῇ ἐπιστήμῃ, οὐ μόνον περὶ ἐκείνου ὅστις ἐστίν, ἀλλὰ καὶ ὅ τι φυλάττει ὁ κύων· φιλοσόφου γάρ ἐστι -</text:p>
          </table:table-cell>
          <table:table-cell table:style-name="Table1.A1" office:value-type="string">
            <text:p text:style-name="P8">"Oh, we found out who he is ages ago," said Ron impressively.<text:span text:style-name="T6"> "And we know what that dog's guarding, it's a Sorcerer's St --"</text:span></text:p>
          </table:table-cell>
        </table:table-row>
        <table:table-row table:style-name="TableLine2672956181520">
          <table:table-cell table:style-name="Table1.A1" office:value-type="string">
            <text:p text:style-name="P8">ὁ δ’ Ἁγριώδης Σίγα σίγα εἰπὼν περιέβλεπεν εὐλαβούμενος μή τις παράκουοι.<text:span text:style-name="T6"> </text:span></text:p>
          </table:table-cell>
          <table:table-cell table:style-name="Table1.A1" office:value-type="string">
            <text:p text:style-name="P8">"Shhhh!" Hagrid looked around quickly to see if anyone was listening.</text:p>
          </table:table-cell>
        </table:table-row>
        <table:table-row table:style-name="TableLine2672956181520">
          <table:table-cell table:style-name="Table1.A1" office:value-type="string">
            <text:p text:style-name="P8">Τι’ πάσχεις, μὴ βοῶν διασπείρῃς ταῦτα.</text:p>
          </table:table-cell>
          <table:table-cell table:style-name="Table1.A1" office:value-type="string">
            <text:p text:style-name="P8">"Don' go shoutin' about it, what's the matter with yeh?"</text:p>
          </table:table-cell>
        </table:table-row>
        <table:table-row table:style-name="TableLine2672956181520">
          <table:table-cell table:style-name="Table1.A1" office:value-type="string">
            <text:p text:style-name="P8">καὶ ὁ Ἄρειος Ἀλλ’ οὖν, ἔφη, <text:span text:style-name="T6">ἔ</text:span>στιν ἃ ἐβουλόμεθα ἐρωτᾶν σε, περὶ τοῦ τί τὴν λίθον φύλαττει χωρὶς τοῦ Οὐλότριχος.</text:p>
          </table:table-cell>
          <table:table-cell table:style-name="Table1.A1" office:value-type="string">
            <text:p text:style-name="P8">"There are a few things we wanted to ask you, as a matter of fact," said Harry, "about what's guarding the Stone apart from Fluffy --"</text:p>
          </table:table-cell>
        </table:table-row>
        <table:table-row table:style-name="TableLine2672956181520">
          <table:table-cell table:style-name="Table1.A1" office:value-type="string">
            <text:p text:style-name="P8">Σίγα, ἦ δ’ ὃς αὖθις ὁ Ἁγριώδης καὶ μείζονι τῇ φωνῇ.</text:p>
          </table:table-cell>
          <table:table-cell table:style-name="Table1.A1" office:value-type="string">
            <text:p text:style-name="P8">"SHHHH!" said Hagrid again.</text:p>
          </table:table-cell>
        </table:table-row>
        <table:table-row table:style-name="TableLine2672956181520">
          <table:table-cell table:style-name="Table1.A1" office:value-type="string">
            <text:p text:style-name="P8">ἀλλ’ ἀκούσατέ μου, εἰσαῦθις φοιτᾶτε παρ’ ἐμέ.</text:p>
            <text:p text:style-name="P8">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able:table-cell>
          <table:table-cell table:style-name="Table1.A1" office:value-type="string">
            <text:p text:style-name="P8">"Listen - come an' see me later, I'm not promisin' I'll tell yeh anythin', mind, but don' go rabbitin' about it in here, students aren' s'pposed ter know.</text:p>
          </table:table-cell>
        </table:table-row>
        <table:table-row table:style-name="TableLine2672956181520">
          <table:table-cell table:style-name="Table1.A1" office:value-type="string">
            <text:p text:style-name="P8">τυχὸν νομίζοιεν ἄν με δεδηλωκέναι τι ὑμῖν -</text:p>
          </table:table-cell>
          <table:table-cell table:style-name="Table1.A1" office:value-type="string">
            <text:p text:style-name="P8">They'll think I've told yeh --"<text:span text:style-name="T7"> </text:span></text:p>
          </table:table-cell>
        </table:table-row>
        <table:table-row table:style-name="TableLine2672956181520">
          <table:table-cell table:style-name="Table1.A1" office:value-type="string">
            <text:p text:style-name="P6">Ε<text:span text:style-name="T6">ἰ</text:span>ς καλὸν δῆτα, ὑπολαβὼν ἔφη ὁ <text:span text:style-name="T7">Ἅ</text:span>ρειος.</text:p>
            <text:p text:style-name="P9">καῖ βραδέως αὖ ἀπέβη ὁ Ἁγριώδης.</text:p>
          </table:table-cell>
          <table:table-cell table:style-name="Table1.A1" office:value-type="string">
            <text:p text:style-name="P9">"See you later, then," said Harry.<text:span text:style-name="T7"> Hagrid shuffled off.</text:span></text:p>
          </table:table-cell>
        </table:table-row>
        <table:table-row table:style-name="TableLine2672956181520">
          <table:table-cell table:style-name="Table1.A1" office:value-type="string">
            <text:p text:style-name="P9">ἡ δ’ Ἑρμιόνη ἐνθυμουμένη τι Ἀλλὰ τί ἔκρυπτεν, ἔφη, <text:span text:style-name="T7">ἔ</text:span>χων ὄπισθεν τοῦ νώτου<text:span text:style-name="T7">;</text:span></text:p>
          </table:table-cell>
          <table:table-cell table:style-name="Table1.A1" office:value-type="string">
            <text:p text:style-name="P9">"What was he hiding behind his back?" said Hermione thoughtfully.</text:p>
          </table:table-cell>
        </table:table-row>
        <table:table-row table:style-name="TableLine2672956181520">
          <table:table-cell table:style-name="Table1.A1" office:value-type="string">
            <text:p text:style-name="P9"><text:s/>κα<text:span text:style-name="T7">ὶ</text:span> προσῆκόν τι τῇ λίθῳ<text:span text:style-name="T7">;</text:span></text:p>
          </table:table-cell>
          <table:table-cell table:style-name="Table1.A1" office:value-type="string">
            <text:p text:style-name="P9">"Do you think it had anything to do with the Stone?"</text:p>
          </table:table-cell>
        </table:table-row>
        <table:table-row table:style-name="TableLine2672956181520">
          <table:table-cell table:style-name="Table1.A1" office:value-type="string">
            <text:p text:style-name="P9">Μέλλω ο<text:span text:style-name="T7">ὖ</text:span>ν μαθήσεσθαι ἐν τίνι μερίδι διέτριβεν, εἶπεν ὁ Ῥοὼν τοῖς μαθήμασι κορεσθείς.</text:p>
          </table:table-cell>
          <table:table-cell table:style-name="Table1.A1" office:value-type="string">
            <text:p text:style-name="P9">"I'm going to see what section he was in," said Ron, who'd had enough of working.</text:p>
          </table:table-cell>
        </table:table-row>
        <text:soft-page-break/>
        <table:table-row table:style-name="TableLine2672956181520">
          <table:table-cell table:style-name="Table1.A1" office:value-type="string">
            <text:p text:style-name="P9">κα<text:span text:style-name="T7">ὶ</text:span> ἐν ἀκαρεῖ ἐπανελθὼν πολλὰ ἐν ἀγκάλαις βιβλία ἐκόμιζε<text:span text:style-name="T7">.</text:span> κα<text:span text:style-name="T7">ὶ</text:span> ταῦτ’ ἐπὶ τὴν τράπεζαν καταθεὶς ψιθυρίζων Δρακόντων, ἔφη.</text:p>
          </table:table-cell>
          <table:table-cell table:style-name="Table1.A1" office:value-type="string">
            <text:p text:style-name="P9">He came back a minute later with a pile of books in his arms and slammed them down on the table.<text:span text:style-name="T7"> "Dragons!" he whispered.</text:span></text:p>
          </table:table-cell>
        </table:table-row>
        <table:table-row table:style-name="TableLine2672956181520">
          <table:table-cell table:style-name="Table1.A1" office:value-type="string">
            <text:p text:style-name="P9">ἐζητεῖ γὰρ ἐκεῖνος τὰ τῶν δρακόντων.</text:p>
          </table:table-cell>
          <table:table-cell table:style-name="Table1.A1" office:value-type="string">
            <text:p text:style-name="P9">"Hagrid was looking up stuff about dragons!</text:p>
          </table:table-cell>
        </table:table-row>
        <table:table-row table:style-name="TableLine2672956181520">
          <table:table-cell table:style-name="Table1.A1" office:value-type="string">
            <text:p text:style-name="P9"><text:span text:style-name="T7">ἰ</text:span>δού τάδε’ εῖδὴ δρακόντεια τῆς Μεγάλης Βρεταννίας καί τῆς Ἰέρνης· ἀπὸ τοῦ ᾠοῦ ε<text:span text:style-name="T7">ἰ</text:span>ς τὴν ἔμπρησιν, ἐγχειρίδιον τοῖς δρακοντοκόλοις.</text:p>
          </table:table-cell>
          <table:table-cell table:style-name="Table1.A1" office:value-type="string">
            <text:p text:style-name="P9">Look at these: Dragon Species of Great Britain and Ireland; From Egg to Inferno, A Dragon Keeper's Guide."</text:p>
          </table:table-cell>
        </table:table-row>
        <table:table-row table:style-name="TableLine2672956181520">
          <table:table-cell table:style-name="Table1.A1" office:value-type="string">
            <text:p text:style-name="P9"><text:span text:style-name="T7">Ἅ</text:span>ρειος δέ Ὁ γὰρ Ἁγριώδης, ἔφη, ἀεὶ δράκοντος ἐγλίχετο, οὕτω γὰρ εἶπέ μοι πρῶτον συγγενόμενος.</text:p>
          </table:table-cell>
          <table:table-cell table:style-name="Table1.A1" office:value-type="string">
            <text:p text:style-name="P9">"Hagrid's always wanted a dragon, he told me so the first time I ever met him, " said Harry.</text:p>
          </table:table-cell>
        </table:table-row>
        <table:table-row table:style-name="TableLine2672956181520">
          <table:table-cell table:style-name="Table1.A1" office:value-type="string">
            <text:p text:style-name="P9">Ἀλλὰ τοῦτο, <text:span text:style-name="T7">ἔ</text:span>φη ὁ Ῥοών, παράνομόν <text:span text:style-name="T7">ἐ</text:span>στιν ἡμῖν.</text:p>
          </table:table-cell>
          <table:table-cell table:style-name="Table1.A1" office:value-type="string">
            <text:p text:style-name="P9">"But it's against our laws," said Ron.</text:p>
          </table:table-cell>
        </table:table-row>
        <table:table-row table:style-name="TableLine2672956181520">
          <table:table-cell table:style-name="Table1.A1" office:value-type="string">
            <text:p text:style-name="P9">ἡ γάρ τοι δρακοντοτροφία <text:span text:style-name="T7">ἔ</text:span>τει χιλιοστῴ ἑπτακοσιοστῶ ἐνάτῳ ἀπερρήθη ὑπὸ τοῦ τῶν φαρμακέων συνεδρίου, οὐδ’ ἔστιν ὅστις οὐκ οἶδε τοῦτο.</text:p>
          </table:table-cell>
          <table:table-cell table:style-name="Table1.A1" office:value-type="string">
            <text:p text:style-name="P9">"Dragon breeding was outlawed by the Warlocks' Convention of 1709, everyone knows that.</text:p>
          </table:table-cell>
        </table:table-row>
        <table:table-row table:style-name="TableLine267295618152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5618152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5618152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5618152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5618152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5618152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5618152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56181520">
          <table:table-cell table:style-name="Table1.A1" office:value-type="string">
            <text:p text:style-name="Table_20_Contents">καὶ<text:span text:style-name="T7"> </text:span>γὰρ οὐ μόνον χαλεπόν ἐστιν οἴκοι δρακοντοτροφεῖν λάθρᾳ τῶν Μυγάλων, ἀλλὰ καὶ τούς δράκοντας ἡμεροῦν ἀδύνατόν τε καὶ ἐπικίνδυνον.</text:p>
            <text:p text:style-name="Table_20_Contents">εἴθ’ ὤφελες ι’δεῖν τὰς φλυκταίνας ἃς ὁ Κάρολος ὑπέσχεν ἐν Ῥουμανίᾳ ὑπὸ δρακόντων ἀγρίων κεκαυμένος.</text:p>
            <text:p text:style-name="Table_20_Contents">Μῶν ἐν Βρεταννίᾳ ἀγριοί εἶσι δράκοντες,· ἦ δ’ ὃς ὁ “Άρειος.</text:p>
            <text:p text:style-name="Table_20_Contents">Μάλιστα, ε”φη ὁ Ῥοών.</text:p>
            <text:p text:style-name="Table_20_Contents">ἐνδημοῦσι γὰρ καί οἱ Οὐαλικοὶ χλῶροι καί οἱ Θουλικοῖ μέλανες.</text:p>
            <text:p text:style-name="Table_20_Contents">ἔργον δ’ ἐστὶ δὴ τῇ βουλῇ τῇ τῶν μάγων ἀποκρύπτεσθαι ταῦτα, δέον ἀεῖ βασκαίνειν τοὺς Μυγάλους εἴ τις δράκοντα ἑώρακεν ὅπως ἐπιλησμόνες γενήσονται.</text:p>
            <text:p text:style-name="Table_20_Contents">Ἀλλ’ εἶπέ μοι, ἔφη ἡ Ἑρμιόνη, ποίου πρὸς θεῶν πράγματος ἅπτεται ὁ Ἁγριώδης; &gt;ι’ καὶ μεθ’ ὥραν τὴν τοῦ καλυβίου θύραν κόπτοντες εἶδον τὰς θυρίδας καταπετάσμασιν ἁπάσας συγκεκλεισμένας.</text:p>
            <text:p text:style-name="Table_20_Contents">καῖ ὁ Ἁγριώδης Τίς ε”στι βοήσας ἀσπασάμενος δ’ αὐτοὺς τὴν θύραν κάτοπιν εὐθὺς ἔκλεισεν.</text:p>
            <text:p text:style-name="Table_20_Contents">καὶ ἐπειδὴ τάχιστα εἰσῆλθον, καύματι πάνυ διεθερμαίνοντο, πυρὸς ἐν τῇ ἐσχάρᾳ καιομένου καίπερ τοῦ ἐκτὸς ἀέρος θερίνου ἤδη γενομένου.</text:p>
            <text:p text:style-name="Table_20_Contents">ἐκεῖνος δέ ὕδωρ ἐθέρμαινε καί τέϊον ἐποιήσατο αὐτοῖς.</text:p>
            <text:p text:style-name="Table_20_Contents">τὰ δ’ ἄρτου ψωμία γαλῆς κρεῶν σεσαγμένα <text:soft-page-break/>καταφρονοῦντες οὐκ ἐδέξαντο, Εἶτα ἐπεθυμεῖτε ἀνερωτῆσαί τι,· Μάλιστα, ἔφη ὁ ’Άρειος, ὡς οὐ μέλλων λόγῳ ὑποστελεῖσθαι οὐδὲν τοῦ δέοντος, σπούδαζομεν γὰρ μαθεῖν τί φυλάττει τὴν φιλο- σόφου λίθον χωρῖς τοῦ Οὐλότριχος, εἴπερ δοκεῖ σοι λέγειν.</text:p>
            <text:p text:style-name="Table_20_Contents">Μὰ Δί’ οὐκ ἔμοιγε, ἔφη, τοῦτο μὲν ὡς οὐκ εἰδότι, τοῦτο δέ εἴ πῃ κατῄδη οὐ βουλομένῳ τοῖς ἄγαν ἤδη μεμαθηκόσι λέγειν ΝΟΡΒΕΡΤΟΣ Ο ΓΛ ΥΠΤΟΝΩΤΟΣ ΥΠΕΡΒΟΡΕΟΣ 189 οὐδέν.</text:p>
            <text:p text:style-name="Table_20_Contents">ἡ γὰρ λίθος ἐνθάδε πάρεστιν ἐκ προνοίας, παρὰ μικρὸν ἐλθοῦσα ἐκ Γριγγώτου κλεφθῆναι.</text:p>
            <text:p text:style-name="Table_20_Contents">ἀλλ’ οἶμαι καί ταῦτα ηὑρή- κατε δήπου,· λελήθατε γὰρ ἐμὲ εὑρόντες οὐκ οἶδ’ ὅπως τὰ τοῦ Οὗλότριχος.</text:p>
            <text:p text:style-name="Table_20_Contents">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ext:p text:style-name="Table_20_Contents">καί αὐτοῦ ᾔσθοντο μειδιῶντος - τὸν γὰρ πώγωνα κινούμενόν τι εἶδον.</text:p>
            <text:p text:style-name="Table_20_Contents">κάκείνη ἀναλαβοῦσα Ἐβουλόμεθα μαθεῖν ἁπλῶς τίς ἄρ’ ἦν ὁ φύλαξ, οὐκ εἰδότες ὅτῳ ἐπίστευσεν ὁ Διμπλόδωρος συμφυλάττοντι χωρὶς σοῦ.</text:p>
            <text:p text:style-name="Table_20_Contents">ταῦτα δ’ εἰπούσης ὁ μὲν Ἁγριώδης ἐσεμνύνετο ὥς τι ὧν, ὁ δ’ Ἄρειος καὶ ὁ Ῥοών προσεγέλων θαυμάζοντες αὐτήν.</text:p>
            <text:p text:style-name="Table_20_Contents">Λοιπόν· οὐδέν ἄρ’ ἐμποδών ἐστιν οἶμαι μὴ τοῦτο λέγειν.</text:p>
            <text:p text:style-name="Table_20_Contents">εἶὲν.</text:p>
            <text:p text:style-name="Table_20_Contents">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text:p>
            <text:p text:style-name="Table_20_Contents">ἀλλὰ περιμένετε· ἐπελαθόμην τινός.</text:p>
            <text:p text:style-name="Table_20_Contents">καὶ δὴ καὶ ὁ Σίναπυς.</text:p>
            <text:p text:style-name="Table_20_Contents">Ἠ τὸν Σίναπυν λέγεις,· Πάνυ γε.</text:p>
            <text:p text:style-name="Table_20_Contents">μῶν ἔτι περὶ τούτων πράγματα ε”χετε; πίθεσθέ μοι· ὁ Σίναπυς ἅτε φυλάττων τὴν λίθον οὐδαμῶς κλέψειν μέλλει.</text:p>
            <text:p text:style-name="Table_20_Contents">ὁ δ”Άρειος ᾔδει τόν τε Ῥοῶνα καὶ τὴν Ἑρμιόνην ταύτὰ ἐννοοῦν- τας.</text:p>
            <text:p text:style-name="Table_20_Contents">εἰ γὰρ ἐκεῖνος μετεῖχε τοῦ φυλάττειν, ῥᾴδιον ἄρα γενέσθαι αὐτῷ εὑρεῖν ᾧ τρόπῳ οἶ ἄλλοι σοφισταὶ φυλάττοιεν.</text:p>
            <text:p text:style-name="Table_20_Contents">ἐπίστασθαι οὖν ἐδόκει τὰ πάντα ὡς εἶπειν εἰ μὴ διακρούεσθαι δὴ τὸ τοῦ Κίουρου φίλτρον καὶ τὸν Οὖλότριχα.</text:p>
            <text:p text:style-name="Table_20_Contents">καί ὁ Ἄρειος φοβερὸς γεγώς Οὔκουν σὺ μόνος, <text:soft-page-break/>ἔφη, ὦ Ἀγρίωδες, σοφὸς εἶ ἐπιστάμενος ᾧ τρόπῳ ε”στι παρελθεῖν τὸν Οὐλότριχα,· οὐδ’ εἴποις ἂν τοῦτο οὐδενὶ οὐδὲ τῶν σοφιστῶν,· Οὐδεὶς γὰρ ἐπίσταται, ἦ δ’ ὃς ὁ Αγριώδης σεμνὸν βλέπων, χωρὶς ἐμαυτοῦ καὶ τοῦ Διμπλοδώρου.</text:p>
            <text:p text:style-name="Table_20_Contents">Τοῦτο γοῦν χρήσιμόν ἐστί τι, εἶπεν ὁ Ἄρειος λάθρᾳ ἐκείνου.</text:p>
            <text:p text:style-name="Table_20_Contents">ἀλλ’ ἔξεστι θυρίδα ἆνοίξαι; θερμαίνομαι γὰρ σφόδρα.</text:p>
            <text:p text:style-name="Table_20_Contents">Ἀδύνατόν γε.</text:p>
            <text:p text:style-name="Table_20_Contents">ἀλλὰ λυποῦμαι, ε”φη ἀποβλέπων ἅμα πρὸς τὴν ἐσχάραν, οὐδὲ λαθὼν τὸν ’Ἀρειοκ ὁ δέ ἐκεῖσε βλέψας αὐτός Ὦ δαιμόνιε, ἔφη, ἐκεῖνο τί δή,· ἀλλ’ ᾔδει αὐτὸ τί ἐστίν, ἐν γὰρ μέσῃ τῇ ἐσχάρᾳ ὑπὸ τῷ λέβητι ᾠόν τι ἦν μέγα δὴ καὶ μέλαν.</text:p>
            <text:p text:style-name="Table_20_Contents">ὁ δ’ Ἁγριώδης τοῦ γενείου δέει ἁπτόμενος ἐτονθόρυζέ τι ὡς οὐκ ἔχων τάληθὲς εἰπεῖν.</text:p>
            <text:p text:style-name="Table_20_Contents">190 ΑΡΕΙΟΣ Πο ΤΗΡ καί ὁ Ῥοών ἐπὶ τῇ ἐσχάρᾳ ὀκλάζων ὡς ἐγγύθεν ὀψόμενος τὸ ᾠόν Πόθεν ἐκτήσω, ἔφη, ὧ Ἁγρίωδες,· πολυτελέστατον γὰρ ἦν σοι ὡς ε’ὀικε, Κομίζω γὰρ τόδε νικητήρια λαβών· χθὲς γὰρ τῆς ἑσπέρας ἐν τῴ δήμῳ μεθ’ ἑταίρων συμπίνων ξένῳ τινὶ συνεγενόμην κυβεύων.</text:p>
            <text:p text:style-name="Table_20_Contents">ἀλλ’ ἔμοιγ’ ἐδόκει ἄσμενος δὴ καταλιπεῖν αὐτό.</text:p>
            <text:p text:style-name="Table_20_Contents">Ἀλλὰ πῶς, ε”φη ἡ Ἑρμιόνη, ἐν νῷ ε”χεις χρῆσθαι αὐτῷ Ἐννενεοττευμένῳ; 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ext:p text:style-name="Table_20_Contents">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ext:p text:style-name="Table_20_Contents">καῖ ι’δοὺ λέγει τὸ βιβλίον ὅπως ε”νεστι τὰ ᾠὰ διαγιγνώσκειν ἄλλο ἀπ’ ἄλλου τούμὸν γάρ ἐστι Γλυπτόνωτος Ὑπερβόρεος, τῶν ἐπιτυχ-όντων οὐδαμῶς ὅν.</text:p>
            <text:p text:style-name="Table_20_Contents">καὶ οὗτος μὲν ἐδόκει πάνυ ἀγαπᾶν τοῖς πεπραγμένοις, ἡ δ’ ὁ δ’ οὐκ ἤκουεν, ἐμινύριζε δέ εὐθύμως φρύγανα εἷς τὴν ἐσχάραν ἅμα ῥίπτων.</text:p>
            <text:p text:style-name="Table_20_Contents">Ἑρμιόνη οὐχ ἡδομένη ῗΩ Ἃγρίωδες, ἔφη, ἐν ξυλίνῃ διατρίβεις οἰκίᾳ.</text:p>
            <text:p text:style-name="Table_20_Contents">καινὸν οὖν πρᾶγμα νῦν εἶχον καὶ ἀνιαρότερον, οὐκ εἰδότες τί πάθοι ἂν ὁ Ἁγριώδης εἴ τις πύθοιτο αὐτοῦ δράκοντα τρέφοντος παρά-νομον ἐν τῷ καλυβίῳ.</text:p>
            <text:p text:style-name="Table_20_Contents">Εἴθ’ ἐφ’ ἡσυχίας μοι συμβαίη διατρίβειν <text:soft-page-break/>εὖδαιμονοὺντι, εἶπεν ὁ Ῥοών ποτε.</text:p>
            <text:p text:style-name="Table_20_Contents">ἠγωνίζοντο γὰρ ἀνὰ πᾶσαν τὴν ἑσπέραν τῶν κατ’ οἶκον μαθημάτων, ὧν πλείονα ἤδη ἐλάμβανον, μόλις κρατῆσαι.</text:p>
            <text:p text:style-name="Table_20_Contents">καὶ ἡ Ἑρμιόνη, ἤρξατο ἤδη καταλόγους ποιουμένη, ὑπὲρ τοῦ θ ’Ἁρείου καῖ τοῦ Ῥοῶνος πάνυ ἐπαχθὴς αὐτοῖς γενομένη.</text:p>
            <text:p text:style-name="Table_20_Contents">κᾶπειτα πρωΐνη ἡ Ἱ-Ῑδυικτίν ἐκόμισέ ποτ’ ἐπιστολὴν τῴ Ἁρείῳ ἑτέραν ὑφ’ Ἁγριώδους πεμφθεῖσαν βραχυλογήσαντος ὧδέ Ἐννεοττεύει.</text:p>
            <text:p text:style-name="Table_20_Contents">ὁ μὲν οὖν Ῥοών εἶπεν ἀφιστάμενος τῆς βοτανικῆς σχολῆς ἴέναι εὐθὺς πρὸς τὸ καλύβιον, ἡ δ’Ἑρμιόνη τοῦτ’ οὐκ ἐβουλήθη.</text:p>
            <text:p text:style-name="Table_20_Contents">Ποσάκις διὰ βίου σοι δράκοντα ι’δεῖν ἐννεοττεύοντα ἐξέσται; Οὔ μόνον πρὸς σχολὰς δεῖ φοιτῆσαι, ἀλλὰ καὶ πράγμαθ’ ἕξομενπινούσης δ’ αὐτῆς διὰ σιγῆς, ἀποροῦντι δ ’ αὖ εἰ τολμᾷ εἰπεῖν αὐτῇ ὅτι τοῦνομα Ποτῆρα ἤκουσεν ἔδοξε τολμᾶν μὲν οὐδέν, εἰπεῖν δ’ ὥσπερ ἀπερισκέπτως φρονήσας.</text:p>
            <text:p text:style-name="Table_20_Contents">Οὔκουν τηλικοῦτος ὁ τῶν Ποτήρων παῖς ἥλικος ὁ Δούδλιος ὁ ἡμέτερος; </text:p>
            <text:p text:style-name="Table_20_Contents">ΝΟΡΒΕΡΤΟΣ Ο ΓΛ ΥΠΤΟΝΩΤΟΣ ΥΠΕΡΒΟΡΕΟΣ 1 91</text:p>
            <text:p text:style-name="Table_20_Contents">ὁ γὰρ Μάλθακος ὀλίγους πόδας ἀπέχων αὐτῶν εἱστήκει παρ-ακουσόμενος. ’Άρειος δ’ οὐκ ᾔδει πότερον πόλλ’ ἀκήκοεν ἢ οὔ· τὸ δ’ οὖν βλέμμα αὐτοῦ ἐπίφθονον ἐνόμιζεν εἶναι καὶ πικρόν.</text:p>
            <text:p text:style-name="Table_20_Contents">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 Τελε ευτησάσης οῦν τῆς σχολῆς ψοφήσαντος δέ τοῦ κώδωνος, οἱ τριττοί τὰ μυστρία εὐθὺς καταθέντες ὡς τάχιστα διὰ τὸν κῆπον ἦλθον</text:p>
            <text:p text:style-name="Table_20_Contents">πρὸς τὰ κράσπεδα τῆς ὕλης. καὶ ὁ Ἁγριώδης ἠσπάσατ’ αὐτοὺς ε”νθερμον βλέπων καὶ σφόδρα προθυμεῖσθαι δοκῶν.</text:p>
            <text:p text:style-name="Table_20_Contents">Παρ’ ἀκαρῆ ἐστὶν ἡ ἐκκόλαψις, ε”φη ε”νδον ἄγων αὐτούς.</text:p>
            <text:p text:style-name="Table_20_Contents">καὶ μὴν τὸ ᾠὸν κατέλαβον ἐπὶ τῇ τραπέζῃ κείμενον, ῥήγματα παρέχον μεγάλα. καί ἐντὸς ἐκινεῖτό τι δεινὰ ἅμα φθέγματα ἐφιέν καὶ ἄδηλα.</text:p>
            <text:p text:style-name="Table_20_Contents">πάντες οὖν παρακαθήμενοι πρὸς τὴν τράπεζαν κεχηνότες ἐθεώρουν.</text:p>
            <text:p text:style-name="Table_20_Contents">καὶ εὐθὺς ψόφον ἀκούσαντων αὐτῶν ὥς τινος ε”νδοθεν ἀποξέοντος τὸ κέλυφος, σχιζομένου δέ τοῦ ᾠοῦ, τὸ δρακόντιον κατὰ τὴν τράπε- ζαν ἔπεσεν. ὁ δ’ Ἄρειος οὐκ ἐνόμιζεν αὐτὸ εὔμορφον <text:soft-page-break/>εἶναι, ἴσον δοκοῦν γενέσθαι ἀλεξιβροχίῳ μέλανι διεστραμμένῳ. ἀκανθώδη δέ τὰ πτερὰ εὐμεγέθη ῆν πρὸς τὸ σῶμα μέλαν καί ἰσχνόν. ῥύγχος δ’ εἶχε μακρὸν τοὺς μυκτῆρας εὐρεῖς παρέχον, καὶ κεράτια ε”τι βλαστάνοντα, καὶ ὀφθαλμοὺς ἐξόγκους γενομένους καὶ βατραχείους τὸ χρῶμα,</text:p>
            <text:p text:style-name="Table_20_Contents">καί πταρνύμενόν τι σπινθῆρας ὀλίγους ἐξέβαλεν ἀπὸ τοῦ ῥύγχους,</text:p>
            <text:p text:style-name="Table_20_Contents">ὁ δέ Ἁγριώδης Οὐκοῦν καλός ἐστιν ὁ παῖς,· φὰς χεῖρα ἐξέτεινε θωπεύσων τὴν τοῦ δράκοντος κεφαλήν. ὁ δέ ἐπεχείρησεν εὐθὺς ἐνδάκνειν τοῦς δακτύλους αὐτοῦ, κάρχαρον δῆγμα παρέχων.</text:p>
            <text:p text:style-name="Table_20_Contents">Βαβαῖ τῆς φιλοστοργίας, ἔφη, γνωρίζει γὰρ ἤδη τὸ μαμμίδιον.</text:p>
            <text:p text:style-name="Table_20_Contents">ἀλλ’ ἡ Ἑρμιόνη φΗ καὶ ταχέως, ὦ Ἁγρίωδες, ἡβάσκουσιν οἱ Γλυπτόνωτοι Ὑπερβόρεοι ἢ τί σοι δοκεῖ,-</text:p>
            <text:p text:style-name="Table_20_Contents">ὁ δ’ ε”μελλεν ἀποκρίνασθαι καὶ ὠχριακώς ἀνεπηδήσεν άφνω καί ε”δραμεν εὐθὺς πρὸς τὴν θυρίδα.</text:p>
            <text:p text:style-name="Table_20_Contents">Τί χρῆμα ἔχεις;</text:p>
            <text:p text:style-name="Table_20_Contents">Ἐθεώρει τις διὰ τὸ κενὸν τὸ μεταξὺ τῶν καταπετασμάτων. Ἰδοῦ μαθητής τις ἀποτρέχει πρὸς τὸ φρούριον.</text:p>
            <text:p text:style-name="Table_20_Contents">ὁ δ’ “Ἀρειος προσπηδήσας πρὸς τὴν θύραν ἔξω δέ τηρήσας ῥᾳδίως ἐγνώρισεν αὐτὸν καίπερ ἤδη πολὺ ἀπέχοντα. Μάλθακος γὰρ τὸν δράκοντα εἶδεν.</text:p>
            <text:p text:style-name="Table_20_Contents">&gt;κ</text:p>
            <text:p text:style-name="Table_20_Contents">192 ΑΡΕΙΟΣ ΠοΤΗΡ</text:p>
            <text:p text:style-name="Table_20_Contents">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p>
            <text:p text:style-name="Table_20_Contents">Ἃγριώδους καλύβιον ὡς πείσοντες αὐτὸν σωφρονεῖν. </text:p>
            <text:p text:style-name="Table_20_Contents">ὁ γὰρ Ἄρειος Ἀφὲς αῦτό, ἔφη, ἐλευθέρωσον.</text:p>
            <text:p text:style-name="Table_20_Contents">Οὐχ οἶός τ’ εἶμί, ἔφη ὁ Ἁγριώδης, μικρότερος γάρ ἐστιν ἢ ὥστε ἐπιζῆν. ἀπόλοιτ’ ἄν.</text:p>
            <text:p text:style-name="Table_20_Contents">καὶ τὸν δράκοντα σκοπούμενοι ᾔσθοντο τριπλάσιον ἑαυτοῦ γεν- έσθαι ἐντὸς ἑπτὰ ἡμερῶν. 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 κυνηγιοφυλακικῆς.</text:p>
            <text:p text:style-name="Table_20_Contents">καὶ μαλακὸν βλέπων πρὸς τὸν δράκοντα ’Έδοξέ μοι, ἔφη, Νορ-</text:p>
            <text:p text:style-name="Table_20_Contents">βέρτον ὀνομάσαι. ἀλλὰ γνωρίζει με ἀμέλει· ι’δού. ὦ Νορβέρτε, ὧ Νορβερτίδιον, ποῦ τὸ μαννάριον;</text:p>
            <text:p text:style-name="Table_20_Contents"><text:soft-page-break/>Ἠ κάρτα πάνυ κορύζης τὴν ῥῖνα μεστός ἐστιν Ἁγριώδης, εἶπεν ὁ Ῥοών πρὸς οῦς τῷ Ἁρείῳ.</text:p>
            <text:p text:style-name="Table_20_Contents">ὁ δέ μεγάλῃ τῇ φωνῇ Ὦ Ἁγρίωδες, ἔφη, ἐντὸς δυοῖν ἑβδομάδων ὁ Νορβέρτος ἴσος γενήσεται τὸ μῆκος τῷ σῷ οἶκιδίῳ. καῖ τῷ Μαλθάκῳ ε”νεστιν ι’έναι πρὸς τὸν Διμπλόδωρον ὅταν θέλῃ.</text:p>
            <text:p text:style-name="Table_20_Contents">ἐκεῖνος δέ δάκνων τὰ χείλη Ἐγὼ μὲν γὰρ οῖδα, ἔφη, αὐτὸν κτῆμα εἷς ἀεὶ οὐκ ἐσόμενον, οὐδ’ ε”χω ἀτεχνῶς ἆπορρῖψαι’ ἀδύνατον γάρ, ὁ δ’ Ἁρειος πρὸς τὸν Ῥοῶνα βλέψας Κάρολον ὠνόμασεν.</text:p>
            <text:p text:style-name="Table_20_Contents">ὁ δ’ ἀποκρινόμενος Καὶ σύ, ἔφη, κορυζᾶς μοι ἐγένου. ἦ καῖῬοων ἔτ’ ὢν λέληθά σε; Τὸν γὰρ Κάρολον λέγω τὸν σὸν ἀδελφὸν ὅστις ἐν Ῥουμανίᾳ δια-τρίβων περὶ τοὺς δράκοντας φιλοσοφεῖ, ἐξὸν ἐκεῖσε ἀποπέμψαι τὸν</text:p>
            <text:p text:style-name="Table_20_Contents">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text:p>
            <text:p text:style-name="Table_20_Contents">&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span text:style-name="T1">·</text:span><text:span text:style-name="T8"> <text:line-break/>ΝΟΡΒΕΡΤΟΣ Ο ΓΛ ΥΠΤΟΝΩΤΟΣ ΥΠΕΡΒΟΡΕΟΣ 193</text:span></text:p>
            <text:p text:style-name="Table_20_Contents">οὗτος γὰρ ἤδη ἐφίλει τῶν μεγάλων μυῶν καταπίνειν καθ’ ἡμέραν</text:p>
            <text:p text:style-name="Table_20_Contents">μυρίους.<text:span text:style-name="T8"> Ἔ</text:span>δηξέ με, ἔφη τὴν δεξιὰν αἱματηρὰν δείξας μάκτρῳ κεκαλυμ-</text:p>
            <text:p text:style-name="Table_20_Contents">μένην. οὐ γὰρ οἷός τ’ ἔσομαι γραφίδα ἔχειν δι’ ἑβδομάδα. πιθοῦ</text:p>
            <text:p text:style-name="Table_20_Contents">μοι· ἐκεῖνος γὰρ ὁ δράκων κνώδαλόν ἐστι βδελυρώτατον πάντων. ὁ</text:p>
            <text:p text:style-name="Table_20_Contents">δ’ Ἁγριώδης ὅμως φιλεῖ χρῆσθαι αὐτῷ ὥσπερ κυνίκλῳ τινὶ μικρῷ</text:p>
            <text:p text:style-name="Table_20_Contents">καὶ οὖλότριχι. ἐμοὶ γὰρ δεδηγμένῳ ἐπετίμησεν ὡς φοβήσαντι</text:p>
            <text:p text:style-name="Table_20_Contents">αὐτόν. καί ἀπιόντος μου ἐβαυκάλα αὐτόν.</text:p>
            <text:p text:style-name="Table_20_Contents">ἐνταῦθα δὴ ε”κοψέ τις τὴν θυρίδα.</text:p>
            <text:p text:style-name="Table_20_Contents">Ἱ-Ῑδυικτίν ἐστιν, ἦ δ’ ὃς ὁ Ἄρειος σπεύδων εἰσαγαγεῖν αὐτήν.<text:span text:style-name="T8"> </text:span>κομίζει γὰρ ἐπιστολὴν τῷ Καρόλῳ ἀντιγεγραμμένην.</text:p>
            <text:p text:style-name="Table_20_Contents"><text:soft-page-break/>καί οἱ τριττοί προνεύοντες ὁμοῦ ἀνέγνωσαν τάδε·</text:p>
            <text:p text:style-name="Table_20_Contents">Κάρολος Ῥοῶνι</text:p>
            <text:p text:style-name="Table_20_Contents">Πῶς ε”χεις,· κεχαρισμένην ε”πεμψάς μοι ἐπιστολήν.</text:p>
            <text:p text:style-name="Table_20_Contents">προσδέξομαι μέν οὖν ἅσμενος τὸν Γλυπτόνωτον Ὑπερβόρεον,</text:p>
            <text:p text:style-name="Table_20_Contents">μετακομίσαι δ’ αὐτὸν δεῦρο χαλεπὸν ἔσται. βέλτιστον γὰρ ἂν</text:p>
            <text:p text:style-name="Table_20_Contents">εἴη οἶμαι εἷ ἑταῖροί τινες - μέλλουσι γὰρ φοιτήσειν παρ’ ἐμὲ</text:p>
            <text:p text:style-name="Table_20_Contents">τῆς ἐπιούσης ἑβδομάδος - κομίσαιεν αὐτόν. δράκοντα δέ</text:p>
            <text:p text:style-name="Table_20_Contents">παράνομον κομίζουσιν οὐ πρέπει ἁλῶναι,</text:p>
            <text:p text:style-name="Table_20_Contents"/>
            <text:p text:style-name="Table_20_Contents">ἦ που ε”ξεστί σοι καταστῆσαι τὸν Γλυπτόνωτον ἐπ’ ἄκρῳ τῷ</text:p>
            <text:p text:style-name="Table_20_Contents">πύργῳ τῷ ὑψηλοτάτῳ μέσῃ τῇ νυκτὶ τῷ Σαββάτῳ; οἱ ἑταῖροι</text:p>
            <text:p text:style-name="Table_20_Contents">ἐκεῖ ἀπαντήσαντές σοι σκοταῖοι ἀφαιρήσουσιν αὐτόν.</text:p>
            <text:p text:style-name="Table_20_Contents">ἀντίγραφόν μοι ὡς τάχιστα. ἔρρωσο.</text:p>
            <text:p text:style-name="Table_20_Contents">καί ἀποροῦντές τι βραχὺν χρόνον πρὸς ἀλλήλους ἔβλεπον.</text:p>
            <text:p text:style-name="Table_20_Contents">ὁ δ’ “Ἀρειος Ἀλλὰ τὴν χλαῖναν γοῦν, ἔφη, τὴν ἀφανείας ε”χουσιν</text:p>
            <text:p text:style-name="Table_20_Contents">ἡμῖν τοσαύτην οὖσαν ὥστε καλύψαι πῶς δοκεῖς ἡμᾶς τ’ αὐτοὺς καὶ</text:p>
            <text:p text:style-name="Table_20_Contents">τὸν Νορβέρτον οὐδαμῶς ἔργον ἔσται.</text:p>
            <text:p text:style-name="Table_20_Contents">οἶ δ’ ἕτεροι ὡμολόγησαν συμπράξειν ἄρτι τοσαῦτ’ ἐξαντλήσαντες</text:p>
            <text:p text:style-name="Table_20_Contents">ὥστε πάντα ποιεῖσθαι ἂν εἴ γ’ ἀπαλλαγεῖεν τοῦ τε Νορβέρτου καί</text:p>
            <text:p text:style-name="Table_20_Contents">τὸ μέγιστον τοῦ Μαλθάκου.</text:p>
            <text:p text:style-name="Table_20_Contents">&gt;κ</text:p>
            <text:p text:style-name="Table_20_Contents">ἀλλ’ ἐξ ἀπροσδοκήτου συνέβη τι· τῇ γὰρ ὑστεραίᾳ ὁ Ῥοὼν τὴν</text:p>
            <text:p text:style-name="Table_20_Contents">χεῖρα τὴν δράκοντι δεδηγμένην εἶδεν ἐξῳδηκυῖαν διπλῆν τοῦ συν-</text:p>
            <text:p text:style-name="Table_20_Contents">ήθους. καὶ πρῶτον μὲν οὐκ ᾔδει εἶ ἀσφαλὴς εἴη ἐλθὼν πρὸς τὴν</text:p>
            <text:p text:style-name="Table_20_Contents">Πομφόλυγα φοβούμενος μὴ οὗ λάθοι αὐτὴν ὑπὸ δράκοντος τραυ-</text:p>
            <text:p text:style-name="Table_20_Contents">ματισθείς. ἔπειτα δέ τῆς δείλης ἐπιγενομένης οὐκέτ’ ἐν μεθορίῳ</text:p>
            <text:p text:style-name="Table_20_Contents">δυοῖν ἐναντίων κατέστη· τὸ γὰρ ἕλκος ι’ῶδες ἐγένετο τὸ χρῶμα, τῶν</text:p>
            <text:p text:style-name="Table_20_Contents">τοῦ Νορβέρτου ὀδόντων ὡς ἐῴκει δηλητήριόν τι παρασχόντων.</text:p>
            <text:p text:style-name="Table_20_Contents">1 94 ΑΡΕΙΟΣ Πο ΤΗΡ</text:p>
            <text:p text:style-name="Table_20_Contents"><text:soft-page-break/>καὶ ἀμφὶ δείλην ὀψίαν ὁ ’Ἀρειος καὶ ἡ Ἑρμιόνη ἐπειγόμενοι</text:p>
            <text:p text:style-name="Table_20_Contents">ἀφίκοντο πρὸς τὸ νοσοκομεῖον· τὸν δέ Ῥοῶνα κατέλαβον κακὰ</text:p>
            <text:p text:style-name="Table_20_Contents">πράττοντα ἐν κλίνῃ κείμενον.</text:p>
            <text:p text:style-name="Table_20_Contents">ψιθυρίζων δέ Ἀλλὰ πράγματα ε”στι μοι οὐ μόνον ὀδυνωμένῳ τὴν</text:p>
            <text:p text:style-name="Table_20_Contents">χεῖρα - τοσοῦτο γὰρ ἀλγῶ ὡσεί τις ἔμελλεν ἀποτεμεῖν αὐτήν -</text:p>
            <text:p text:style-name="Table_20_Contents">ἀλλὰ καὶ τοῦ Μαλθάκου ἕνεκα. ὁ δ’ εἶπε τῇ Πομφόλυγι ὡς φοιτ-</text:p>
            <text:p text:style-name="Table_20_Contents">ήσας παρ’ ἐμὲ χρήσασθαι βούλεται βιβλίον τι δῆθεν, τῷ ὄντι θέλων</text:p>
            <text:p text:style-name="Table_20_Contents">σκώπτειν καὶ μωκᾶσθαι. ἠπείλει δέ μοι δηλώσειν αὐτῇ πρὸς ὅτου</text:p>
            <text:p text:style-name="Table_20_Contents">ἄρα δεδηγμένος εἵην· ἐγὼ μὲν γὰρ ἔφην κύνα εἶναι τὸν δήξαντα,</text:p>
            <text:p text:style-name="Table_20_Contents">αὕτη δ’ οἶμαι οὐ πιστεύει μοι. εἴθ’ ὤφελον μὴ πατάξαι τὸν</text:p>
            <text:p text:style-name="Table_20_Contents">Μάλθακον ἐπὶ τοῦ ἀγῶνος τοῦ ι’καροσφαιρικοῦ. τιμωρεῖταί με</text:p>
            <text:p text:style-name="Table_20_Contents">δηλαδή.</text:p>
            <text:p text:style-name="Table_20_Contents">ὁ δ’ “Άρειος καί ἡ Ἑρμιόνη πραΰνειν αὐτὸν ἐπεχείρουν· εἰπούσης</text:p>
            <text:p text:style-name="Table_20_Contents">δέ ταύτης ὅτι Μέσῃ τῇ νυκτὶ τοῦ Σαββάτου πάντα τετελεσμένα</text:p>
            <text:p text:style-name="Table_20_Contents">ἔσται, οὐδαμῶς ἐπραΰνετο, μᾶλλον δ’ ἆνακαθιζόμενος εὐθὺς πάνυ</text:p>
            <text:p text:style-name="Table_20_Contents">ἵδρωτι ἐρρεῖτο.</text:p>
            <text:p text:style-name="Table_20_Contents">καὶ τραχύφωνος Μέσῃ τῇ νυκτί, ἔφη, τοῦ Σαββάτου. ιὀὑ ιὀὑ τῶν</text:p>
            <text:p text:style-name="Table_20_Contents">κακῶν, νῦν δὴ μέμνημαι· ἡ γὰρ ἐπιστολὴ ἡ τοῦ Καρόλου ἐν τῷ</text:p>
            <text:p text:style-name="Table_20_Contents">βιβλίῳ ἦν ἐκείνῳ ὅπερ ἀφεῖλεν ὁ Μάλθακος. δῆλον οὖν ὅτι</text:p>
            <text:p text:style-name="Table_20_Contents">μαθήσεται ὡς μέλλομεν ἀπολυθήσεσθαι τοῦ Νορβέρτου.</text:p>
            <text:p text:style-name="Table_20_Contents"/>
            <text:p text:style-name="Table_20_Contents">τὸν Ἄρειον μέντοι καὶ τὴν Ἑρμιόνην μέλλοντας ἀποκρινεῖσθαι</text:p>
            <text:p text:style-name="Table_20_Contents">ἔφθασεν ἡ Π ομφόλυξ παρελθοῦσα καὶ κελεύσασα ἀπιέναι ὡς ὕπνου</text:p>
            <text:p text:style-name="Table_20_Contents">δεομένου τοὺ Ῥοῶνος.</text:p>
            <text:p text:style-name="Table_20_Contents"/>
            <text:p text:style-name="Table_20_Contents">*</text:p>
            <text:p text:style-name="Table_20_Contents"/>
            <text:p text:style-name="Table_20_Contents">εἶπε τοίνυν ὁ Ἄρειος τῇ Ἑρμιόνῃ ὅτι Παρελήλυθεν ὁ καιρὸς ἡμῖν</text:p>
            <text:p text:style-name="Table_20_Contents">τοῦ μεταβουλεύεσθαι ὡς πέμψασιν ἑτέραν γλαῦκα <text:soft-page-break/>πρὸς τὸν</text:p>
            <text:p text:style-name="Table_20_Contents">Κάρολον. τυχὸν γὰρ ἅπαξ ε”ξεστιν ἀπαλλάξασθαι τοῦ Νορβέρτου,</text:p>
            <text:p text:style-name="Table_20_Contents">καιροῦ νῦν δὴ δίδοντος. κινδυνευτέον δῆτα. καὶ μὴν ε”χομεν τὴν</text:p>
            <text:p text:style-name="Table_20_Contents">ἇφανείας χλαῖναν λαθόντες τὸν Μάλθακον κατὰ τοῦτο γοῦν,</text:p>
            <text:p text:style-name="Table_20_Contents"/>
            <text:p text:style-name="Table_20_Contents">ἐλθόντες δὲ ἵνα ἀπαγγείλωσι ταῦτα τῷ Ἁγριώδει κατέλαβον</text:p>
            <text:p text:style-name="Table_20_Contents">Δάκος τὸν Μολοσσικὸν κύνα ἐκτὸς τοῦ οἷκιδίου καθήμενον καὶ</text:p>
            <text:p text:style-name="Table_20_Contents">ἐνδεδεμένον τὴν οὐρὰν διὰ τραῦμα. ἐκεῖνος δέ θυρίδα ἀνοίξας μεστὸς</text:p>
            <text:p text:style-name="Table_20_Contents">δ’ ὢν ἄσθματος Οὐ προσδέξομαι ὑμᾶς εἰς τὴν οἰκίαν, τοῦ Νορβέρ-</text:p>
            <text:p text:style-name="Table_20_Contents">του πράγματά μοι παρέχοντος. δύναμαι δ’ οὖν χρήσασθαι αὐτῷ.</text:p>
            <text:p text:style-name="Table_20_Contents"/>
            <text:p text:style-name="Table_20_Contents">ἀκούσας δέ περὶ τῆς τοῦ Καρόλου ἐπιστολῆς μόνον οὐκ</text:p>
            <text:p text:style-name="Table_20_Contents">ἐδάκρυσε. δηχθεὶς δ’ ἄρτι ὑπὸ τοῦ Νορβέρτου τὸ σκέλος τάχα καί</text:p>
            <text:p text:style-name="Table_20_Contents">διὰ τοῦτ’ ἐδάκρυεν.</text:p>
            <text:p text:style-name="Table_20_Contents"/>
            <text:p text:style-name="Table_20_Contents">Ἰατταταῖ, ἔφη. καλῶς μὲν οὖν ἔχει, τῆς ἀρβύλης μόνον δεδηγμ-</text:p>
            <text:p text:style-name="Table_20_Contents">ένης. παίζει γὰρ ἅτε παιδίον ὢν ἄρα.</text:p>
            <text:p text:style-name="Table_20_Contents"/>
            <text:p text:style-name="Table_20_Contents">ἀλλὰ τὸ παιδίον δὴ ε”κρουσε τὸ τεῖχος τῷ κέρκῳ ὥστε πάνυ</text:p>
            <text:p text:style-name="Table_20_Contents">ΝΟΡΒΕΡΤΟΣ Ο ΓΛ ΥΠΤΟΝΩΤΟΣ ΥΠΕΡΒΟΡΕΟΣ 195</text:p>
            <text:p text:style-name="Table_20_Contents">κροτῆσαι τὰς θυρίδας. ὁ δ’ ’Άρειος καὶ ἡ Ἑρμιόνη ἐπανῆλθον πρὸς</text:p>
            <text:p text:style-name="Table_20_Contents">τὸ φρούριον ἐννοοῦντες ἅμα ὅτι ἄκοντες μενοῦσι τὸ Σάββατον.</text:p>
            <text:p text:style-name="Table_20_Contents">»ις</text:p>
            <text:p text:style-name="Table_20_Contents">καὶ ᾤκτιραν ἂν τὸν Ἁγριώδη - ὥρα γὰρ ἦν χαίρειν εἰπεῖν τῷ Νορ-</text:p>
            <text:p text:style-name="Table_20_Contents">βέρτῳ - εἰμὴ τοσοῦτο ἐφρόντιζον πρὸς ἃ ἔδει ε”τι κινδυνεύειν. ἤδη</text:p>
            <text:p text:style-name="Table_20_Contents">δέ ξυσκοτάζοντός τε καὶ πολλοῦ νέφους γενομένου ἐχρόνιζόν τι</text:p>
            <text:p text:style-name="Table_20_Contents">ἀφικόμενοι εἰς τὸ τοῦ Ἁγριώδους καλύβιον· καὶ ε”δει αὐτοὺς περι-</text:p>
            <text:p text:style-name="Table_20_Contents">μεῖναι μέχρι ἂν Ποιφύκτης ἐκποδὼν γένηται ἐν τῇ αὐλῇ ἀντισφαιρ-</text:p>
            <text:p text:style-name="Table_20_Contents">ίσας ἐπὶ τὸν τοῖχον,</text:p>
            <text:p text:style-name="Table_20_Contents"><text:soft-page-break/>ὁ δ’ Ἁγριώδης συνεσκευάσατο ἤδη τὸν Νορβέρτον πρὸς τὴν</text:p>
            <text:p text:style-name="Table_20_Contents">φυγὴν εἰς λάρνακά τινα μεγάλην.</text:p>
            <text:p text:style-name="Table_20_Contents">Ἀλλ’ οὖν μύας γε πολλοὺς ε”χει ἐφόδια καὶ οἶνοπνεύματος πολὺ</text:p>
            <text:p text:style-name="Table_20_Contents">καὶ δὴ καί τὴν ἄρκτον μαλλωτὴν παίγνιον οὖσαν ἐράσμιον ἔδωκ’</text:p>
            <text:p text:style-name="Table_20_Contents">αὐτῷ ὅπως μὴ ταλαιπωρῇ μόνος γενόμενος.</text:p>
            <text:p text:style-name="Table_20_Contents">ἤκουσε δ’ ὁ Ἄρειος ψόφον ὡς ἄρκτου ε”σω ἀποκεφαλιζομένης.</text:p>
            <text:p text:style-name="Table_20_Contents">Ἁγριώδης δέ ’Έρρωσο, ἔφη, ὦ Νορβέρτε. ἦ μὴν οὔποτ’ ἀμνη-</text:p>
            <text:p text:style-name="Table_20_Contents">μονεύσει σοῦ τὸ μαννάριον, καί ὁ ’Άρειος καὶ ἡ Ἑρμιόνη ἅμα</text:p>
            <text:p text:style-name="Table_20_Contents">ἐξεπέτασαν τε τὴν ἀφανείας χλαῖναν κατὰ τὴν λάρνακα καὶ αὐτοὶ</text:p>
            <text:p text:style-name="Table_20_Contents">συνεκαλύψαντο.</text:p>
            <text:p text:style-name="Table_20_Contents">καὶ πολλοῦ ἱδρῶτος ἦν κομίσαι τὴν λάρνακα εἷς τὸ φρούριον. μεσ-</text:p>
            <text:p text:style-name="Table_20_Contents">ούσης δ’ ἥδη τῆς νυκτὸς τὸν Νορβέρτον σκοταῖοι ἀνὰ τὸν τῆς αὐλῆς</text:p>
            <text:p text:style-name="Table_20_Contents">ἇναβαθμόν μαρμάρινον μόλις ἐφείλκυσαν καὶ κατὰ τὰς διαδρομάς.</text:p>
            <text:p text:style-name="Table_20_Contents">κάντεῦθεν ἀνέβαινον πολλοὺς ἀεὶ πατοῦντες ἀναβαθμούς, οὐδέν</text:p>
            <text:p text:style-name="Table_20_Contents">ὀνηθέντες οὐδὲ διόδῳ συντόμῳ Ἁρείου ἄγοντος χρησάμενοι.</text:p>
            <text:p text:style-name="Table_20_Contents">πνευστιῶν δέ πολὺ ὁ ’Άρειος Ὀλίγου, ἔφη, πάρεσμεν. προσῆλθον</text:p>
            <text:p text:style-name="Table_20_Contents">γὰρ εἰς τὴν διαδρομὴν τὴν ὑπὸ τῷ πύργῳ τῷ ὑψηλοτάτῳ.</text:p>
            <text:p text:style-name="Table_20_Contents">ἐνταῦθα δὴ κατιδόντες ἔμπροσθεν κινούμενόν τι ὀλίγου μεθεῖσαν</text:p>
            <text:p text:style-name="Table_20_Contents">τὸ φορτίον, ἐπιλαθόμενοι δ’ ἤδη ἀφανεῖς εἶναι σκότῳ κρυψόμενοι</text:p>
            <text:p text:style-name="Table_20_Contents">κατέπτηξαν, ἀτενίζοντες ἅμα πρὸς δύο ἀνθρώπους πλησίον ἐσκια-</text:p>
            <text:p text:style-name="Table_20_Contents">γραφημένους, οὗτοι γὰρ προσεπάλαιον ἀλλήλοις. λύχνον δὲ</text:p>
            <text:p text:style-name="Table_20_Contents">καίοντός τινος, εἶδον τὴν σοφίστριαν Μαγονωγαλέαν κοιτωνίτην τ’</text:p>
            <text:p text:style-name="Table_20_Contents">ἠμφιεσμένην τρόπον τῶν Σ κοτίων πεποικιλμένον, καὶ μεμιτρωμένην</text:p>
            <text:p text:style-name="Table_20_Contents">τὴν κόμην’ ἡ δέ τὸν Μάλθακον κατεῖχεν ὠτὸς λαβοῦσα.</text:p>
            <text:p text:style-name="Table_20_Contents">βοῶσα δέ Φυλακή, ἔφη, καὶ εἴκοσι βαθμοὶ ἀπὸ τῶν Σλυθηρίν-</text:p>
            <text:p text:style-name="Table_20_Contents">ων. καὶ δῆτα τολμᾷς νύχιος περιπολεῖν;</text:p>
            <text:p text:style-name="Table_20_Contents">Ἀλλ’ οὗ συνίης, ὦ σοφίστρια, ὁ γὰρ “Αρειος Ποτῆρ <text:soft-page-break/>ἔρχεται,</text:p>
            <text:p text:style-name="Table_20_Contents">δράκοντα ἄγων.</text:p>
            <text:p text:style-name="Table_20_Contents">Κορυζᾲς. καὶ πῶς ἐτόλμας τοῦτο ψεύδεσθαι; ἕπου μοι δῆτα, ὦ</text:p>
            <text:p text:style-name="Table_20_Contents">Μάλθακε, εἰς γὰρ δίκην μέλλω ἄξειν σε ἐναντίον τοῦ σοφιστοῦ</text:p>
            <text:p text:style-name="Table_20_Contents">Σινάπεως.</text:p>
            <text:p text:style-name="Table_20_Contents">196 ΑΡΕιοΣ ΠοΤΗΡ</text:p>
            <text:p text:style-name="Table_20_Contents">μετὰ δέ ταῦτα καὶ μάλα ῥᾴδιον ἧν ἀναβῆναι ἀνὰ τὴν κλίμακα</text:p>
            <text:p text:style-name="Table_20_Contents">τὴν ἑλικοειδῆ ὡς ἐδόκει αὐτοῖς ἤδη εὖφραινομένοις. ἀλλ’ ἀφικόμενοι</text:p>
            <text:p text:style-name="Table_20_Contents">εἷς ἄκρον τὸν πύργον καὶ ὑπαίθριοι πάλιν γενόμενοι ἐξεδύσαντο</text:p>
            <text:p text:style-name="Table_20_Contents">τέλος τὴν χλαῖναν ἄσμενοι ἀναπνέοντες τοῦ πόνου καί ἡδόμενοι τῇ</text:p>
            <text:p text:style-name="Table_20_Contents">αἰθρίᾳ τῇ νυκτερινῇ. καὶ μὴν ἥ γ’ Ἑρμιόνη ἐχόρευσέ τι.</text:p>
            <text:p text:style-name="Table_20_Contents">Δίκην ἄρα δίδωσιν ὁ Μάλθακος φυλακῆς ἀπολαύων· ἦ που ᾄδειν</text:p>
            <text:p text:style-name="Table_20_Contents">θέλοιμ’ ἄν.</text:p>
            <text:p text:style-name="Table_20_Contents">ἀλλ’ ὁ Ἄρειος παρῄνεσεν αὐτῇ μὴ τοῦτο ποιῆσαι.</text:p>
            <text:p text:style-name="Table_20_Contents">καὶ κιχλίζοντες περὶ τοῦ Μαλθάκου περιέμενον, τοῦ Νορβέρτου</text:p>
            <text:p text:style-name="Table_20_Contents">τέως ἐν τῇ λάρνακι καλινδουμένου. καὶ ἐν ἀκαρεῖ σάρα ἂν εἶδες</text:p>
            <text:p text:style-name="Table_20_Contents">τέτταρα κνεφαῖα κατασκήπτοντα.</text:p>
            <text:p text:style-name="Table_20_Contents">οἱ τοίνυν ἑταῖροι οἱ τοῦ Καρόλου φιλογέλωτες ἦσαν. καὶ ἔδειξαν</text:p>
            <text:p text:style-name="Table_20_Contents">τῷ Ἁρείῳ καὶ τῇ Ἑρμιόνῃ τὰ σκεύη ἅπερ παρασχόντες ε”μελλον</text:p>
            <text:p text:style-name="Table_20_Contents">ὁμοῦ πάντες ἐπὶ τῷ ἀεροβατεῖν κρεμάσειν τὸν δράκοντα. πάντες δέ</text:p>
            <text:p text:style-name="Table_20_Contents">συνέπραττον προσάπτοντες τὸν Νορβέρτον ἐκεῖσε ἵνα ἐν ἀσφαλεῖ</text:p>
            <text:p text:style-name="Table_20_Contents">κομίζοιτο. καὶ μετὰ ταῦτα ὁ (Ἁρειος καί ἡ Ἑρμιόνη χάριν πολλὴν</text:p>
            <text:p text:style-name="Table_20_Contents">εἰδότες ἐδεξιώσαντο ἐκείνους.</text:p>
            <text:p text:style-name="Table_20_Contents">καὶ τέλος δὴ τὸν Νορβέρτον ἐθεώρουν τοτέ μὲν ἀπιόντα τοτὲ δέ</text:p>
            <text:p text:style-name="Table_20_Contents">ἀποιχόμενον.</text:p>
            <text:p text:style-name="Table_20_Contents">κᾶπειτα κατέβησαν κατὰ τὴν κλίμακα τὴν ἑλικοειδῆ, ταχέως ἤδη</text:p>
            <text:p text:style-name="Table_20_Contents">ι’όντες ὡς κεκουφισμένοι οῦ μόνον τὰς χεῖρας - οὐκέτι γὰρ τὸν</text:p>
            <text:p text:style-name="Table_20_Contents">Νορβέρτον ἐβάσταζον - ἀλλὰ καί τὴν ψυχὴν δή. καῖ τοῦ μὲν</text:p>
            <text:p text:style-name="Table_20_Contents">δράκοντος οἰχομένου, τοῦ δέ Μαλθάκου φυλακῇ ἐζημιωμένου, τί</text:p>
            <text:p text:style-name="Table_20_Contents"><text:soft-page-break/>γὰρ καταβαλεῖν αὐτοὺς ἐκ τῆς εὐδαιμονίας δύναιτ’ ἄν,</text:p>
            <text:p text:style-name="Table_20_Contents">καὶ ὁ καταβαλῶν μέντοι περιέμενεν ἐν τῴ κάτωθε τῆς κλίμακος.</text:p>
            <text:p text:style-name="Table_20_Contents">προβαίνοντες γὰρ εἷς τὴν διαδρομήν, τὴν τοῦ Φήληκος ὅψιν κατ-</text:p>
            <text:p text:style-name="Table_20_Contents">εῖδον δι’ ὄρφνης φανεῖσαν.</text:p>
            <text:p text:style-name="Table_20_Contents">ὁ δέ μικρᾷ τῇ φωνῇ Ἰατταταιάξ, ἔφη. οῖα γὰρ οῖα πράγματα</text:p>
            <text:p text:style-name="Table_20_Contents">ἔχομεν.</text:p>
            <text:p text:style-name="Table_20_Contents">τὴν γὰρ ἀφανείας χλαῖναν ἐπ’ ἄκρῳ τῷ πύργῳ κατέλιπον.</text:p>
          </table:table-cell>
          <table:table-cell table:style-name="Table1.A1" office:value-type="string">
            <text:p text:style-name="Table_20_Contents">It's hard to stop Muggles from noticing us if we're keeping dragons in the back garden - anyway, you can't tame dragons, it's dangerous. You should see the burns Charlie's got off wild ones in Romania."</text:p>
            <text:p text:style-name="Table_20_Contents">"But there aren't wild dragons in Britain?" said Harry.</text:p>
            <text:p text:style-name="Table_20_Contents">"Of course there are," said Ron. "Common Welsh Green and Hebridean Blacks. The Ministry of Magic has a job hushing them up, I can tell you.</text:p>
            <text:p text:style-name="Table_20_Contents">Our kind have to keep putting spells on Muggles who've spotted them, to make them forget."</text:p>
            <text:p text:style-name="Table_20_Contents">"So what on earths Hagrid up to?" said Hermione.</text:p>
            <text:p text:style-name="Table_20_Contents">When they knocked on the door of the gamekeeper's hut an hour later, they were surprised to see that all the curtains were closed. Hagrid called "Who is it?" before he let them in, and then shut the door quickly behind them.</text:p>
            <text:p text:style-name="Table_20_Contents">It was stifling hot inside. Even though it was such a warm day, there was a blazing fire in the grate. Hagrid made them tea and offered them stoat sandwiches, which they refused.</text:p>
            <text:p text:style-name="Table_20_Contents">"So -- yeh wanted to ask me somethin'?"</text:p>
            <text:p text:style-name="Table_20_Contents">"Yes," said Harry. There was no point beating around the bush. "We were wondering if you could tell us what's guarding the Sorcerer's Stone apart from Fluffy."</text:p>
            <text:p text:style-name="Table_20_Contents">Hagrid frowned at him.</text:p>
            <text:p text:style-name="Table_20_Contents">"0' course I cant, he said. "Number one, I don' <text:soft-page-break/>know meself. Number two, yeh know too much already, so I wouldn' tell yeh if I could. That Stone's here fer a good reason. It Was almost stolen outta Gringotts - I s'ppose yeh've worked that out an' all? Beats me how yeh even know abou' Fluffy."</text:p>
            <text:p text:style-name="Table_20_Contents">"Oh, come on, Hagrid, you might not want to tell us, but you do know, you know everything that goes on round here," said Hermione in a warm, flattering voice. Hagrid's beard twitched and they could tell he was smiling. "We only wondered who had done the guarding, really." Hermione went on. "We wondered who Dumbledore had trusted enough to help him, apart from you."</text:p>
            <text:p text:style-name="Table_20_Contents">Hagrid's chest swelled at these last words. Harry and Ron beamed at Hermione.</text:p>
            <text:p text:style-name="Table_20_Contents">"Well, I don' s'pose it could hurt ter tell yeh that... let's see... he borrowed Fluffy from me... then some o' the teachers did enchantments...</text:p>
            <text:p text:style-name="Table_20_Contents">Professor Sprout -- Professor Flitwick -- Professor McGonagall --" he ticked them off on his fingers, "Professor Quirrell -- an' Dumbledore himself did somethin', o' course. Hang on, I've forgotten someone. Oh yeah, Professor Snape."</text:p>
            <text:p text:style-name="Table_20_Contents">"Snape?"</text:p>
            <text:p text:style-name="Table_20_Contents">"Yeah -- yer not still on abou' that, are yeh? Look, Snape helped protect the Stone, he's not about ter steal it."</text:p>
            <text:p text:style-name="Table_20_Contents">Harry knew Ron and Hermione were thinking the same as he was. If Snape had been in on protecting the Stone, it must have been easy to find out how the other teachers had guarded it. He probably knew everything -- except, it seemed, Quirrell's spell and how to get past Fluffy.</text:p>
            <text:p text:style-name="Table_20_Contents">"You're the only one who knows how to get past Fluffy. aren't you, Hagrid?" said Harry anxiously. "And you wouldn't tell anyone, would you? Not even one of the teachers?"</text:p>
            <text:p text:style-name="Table_20_Contents">"Not a soul knows except me an' Dumbledore," said Hagrid proudly.</text:p>
            <text:p text:style-name="Table_20_Contents">"Well, that's something," Harry muttered to the others. "Hagrid, can we have a window open? I'm boiling."</text:p>
            <text:p text:style-name="Table_20_Contents">"Can't, Harry, sorry," said Hagrid. Harry noticed him glance at the fire. Harry looked at it, too.</text:p>
            <text:p text:style-name="Table_20_Contents">"Hagrid -- what's that?"</text:p>
            <text:p text:style-name="Table_20_Contents">But he already knew what it was. In the very heart of the fire, underneath the kettle, was a huge, black egg.</text:p>
            <text:p text:style-name="Table_20_Contents">"Ah," said Hagrid, fiddling nervously with his <text:soft-page-break/>beard, "That's er..."</text:p>
            <text:p text:style-name="Table_20_Contents">"Where did you get it, Hagrid?" said Ron, crouching over the fire to get a closer look at the egg. "It must've cost you a fortune."</text:p>
            <text:p text:style-name="Table_20_Contents">"Won it," said Hagrid. "Las' night. I was down in the village havin' a few drinks an' got into a game o' cards with a stranger. Think he was quite glad ter get rid of it, ter be honest."</text:p>
            <text:p text:style-name="Table_20_Contents">"But what are you going to do with it when it's hatched?" said Hermione.</text:p>
            <text:p text:style-name="Table_20_Contents">"Well, I've bin doin' some readin' , said Hagrid, pulling a large book from under his pillow. "Got this outta the library -- Dragon Breeding for Pleasure and Profit -- it's a bit outta date, o' course, but it's all in here. Keep the egg in the fire, 'cause their mothers breathe on I em, see, an' when it hatches, feed it on a bucket o' brandy mixed with chicken blood every half hour. An' see here -- how ter recognize diff'rent eggs -- what I got there's a Norwegian Ridgeback. They're rare, them."</text:p>
            <text:p text:style-name="Table_20_Contents">He looked very pleased with himself, but Hermione didn't.</text:p>
            <text:p text:style-name="Table_20_Contents">"Hagrid, you live in a wooden house," she said.</text:p>
            <text:p text:style-name="Table_20_Contents">But Hagrid wasn't listening. He was humming merrily as he stoked the fire.</text:p>
            <text:p text:style-name="Table_20_Contents">So now they had something else to worry about: what might happen to Hagrid if anyone found out he was hiding an illegal dragon in his hut.</text:p>
            <text:p text:style-name="Table_20_Contents">"Wonder what it's like to have a peaceful life," Ron sighed, as evening after evening they struggled through all the extra homework they were getting. Hermione had now started making study schedules for Harry and Ron, too. It was driving them nuts.</text:p>
            <text:p text:style-name="Table_20_Contents">Then, one breakfast time, Hedwig brought Harry another note from Hagrid.</text:p>
            <text:p text:style-name="Table_20_Contents">He had written only two words: It's hatching.</text:p>
            <text:p text:style-name="Table_20_Contents">Ron wanted to skip Herbology and go straight down to the hut. Hermione wouldn't hear of it.</text:p>
            <text:p text:style-name="Table_20_Contents">"Hermione, how many times in our lives are we going to see a dragon hatching?"</text:p>
            <text:p text:style-name="Table_20_Contents">"We've got lessons, we'll get into trouble, and that's nothing to what Hagrid's going to be in when someone finds out what he's doing --"</text:p>
            <text:p text:style-name="Table_20_Contents">"Shut up!" Harry whispered.</text:p>
            <text:p text:style-name="Table_20_Contents">Malfoy was only a few feet away and he had stopped dead to listen. How much had he heard? Harry didn't like the look on Malfoy's face at all.</text:p>
            <text:p text:style-name="Table_20_Contents">Ron and Hermione argued all the way to Herbology and in the end, Hermione agreed to run down to <text:soft-page-break/>Hagrid's with the other two during morning break. When the bell sounded from the castle at the end of their lesson, the three of them dropped their trowels at once and hurried through the grounds to the edge of the forest. Hagrid greeted them, looking flushed and excited.</text:p>
            <text:p text:style-name="Table_20_Contents">"It's nearly out." He ushered them inside.</text:p>
            <text:p text:style-name="Table_20_Contents">The egg was lying on the table. There were deep cracks in it. Something was moving inside; a funny clicking noise was coming from it.</text:p>
            <text:p text:style-name="Table_20_Contents">They all drew their chairs up to the table and watched with bated breath.</text:p>
            <text:p text:style-name="Table_20_Contents">All at once there was a scraping noise and the egg split open. The baby dragon flopped onto the table. It wasn't exactly pretty; Harry thought it looked like a crumpled, black umbrella. Its spiny wings were huge compared to its skinny jet body, it had a long snout with wide nostrils, the stubs of horns and bulging, orange eyes.</text:p>
            <text:p text:style-name="Table_20_Contents">It sneezed. A couple of sparks flew out of its snout.</text:p>
            <text:p text:style-name="Table_20_Contents">"Isn't he beautiful?" Hagrid murmured. He reached out a hand to stroke the dragon's head. It snapped at his fingers, showing pointed fangs.</text:p>
            <text:p text:style-name="Table_20_Contents">"Bless him, look, he knows his mommy!" said Hagrid.</text:p>
            <text:p text:style-name="Table_20_Contents">"Hagrid," said Hermione, "how fast do Norwegian Ridgebacks grow, exactly?"</text:p>
            <text:p text:style-name="Table_20_Contents">Hagrid was about to answer when the color suddenly drained from his face -- he leapt to his feet and ran to the window.</text:p>
            <text:p text:style-name="Table_20_Contents">"What's the matter?"</text:p>
            <text:p text:style-name="Table_20_Contents">"Someone was lookin' through the gap in the curtains -- it's a kid -- he's runnin' back up ter the school."</text:p>
            <text:p text:style-name="Table_20_Contents">Harry bolted to the door and looked out. Even at a distance there was no mistaking him.</text:p>
            <text:p text:style-name="Table_20_Contents">Malfoy had seen the dragon.</text:p>
            <text:p text:style-name="Table_20_Contents">Something about the smile lurking on Malfoy's face during the next week made Harry, Ron, and Hermione very nervous. They spent most of their free time in Hagrid's darkened hut, trying to reason with him.</text:p>
            <text:p text:style-name="Table_20_Contents">"Just let him go," Harry urged. "Set him free."</text:p>
            <text:p text:style-name="Table_20_Contents">"I can't," said Hagrid. "He's too little. He'd die."</text:p>
            <text:p text:style-name="Table_20_Contents">They looked at the dragon. It had grown three times in length in just a week. Smoke kept furling out of its nostrils. Hagrid hadn't been doing his gamekeeping duties because the dragon was keeping him so busy. There were empty brandy <text:soft-page-break/>bottles and chicken feathers all over the floor.</text:p>
            <text:p text:style-name="Table_20_Contents">"I've decided to call him Norbert," said Hagrid, looking at the dragon with misty eyes. "He really knows me now, watch. Norbert! Norbert! Where's Mommy?"</text:p>
            <text:p text:style-name="Table_20_Contents">"He's lost his marbles," Ron muttered in Harry's ear.</text:p>
            <text:p text:style-name="Table_20_Contents">"Hagrid," said Harry loudly, "give it two weeks and Norbert's going to be as long as your house. Malfoy could go to Dumbledore at any moment."</text:p>
            <text:p text:style-name="Table_20_Contents">Hagrid bit his lip.</text:p>
            <text:p text:style-name="Table_20_Contents">"I -- I know I can't keep him forever, but I can't jus' dump him, I can't."</text:p>
            <text:p text:style-name="Table_20_Contents">Harry suddenly turned to Ron. Charlie, he said.</text:p>
            <text:p text:style-name="Table_20_Contents">"You're losing it, too," said Ron. "I'm Ron, remember?"</text:p>
            <text:p text:style-name="Table_20_Contents">"No -- Charlie -- your brother, Charlie. In Romania. Studying dragons.</text:p>
            <text:p text:style-name="Table_20_Contents">We could send Norbert to him. Charlie can take care of him and then put him back in the wild!"</text:p>
            <text:p text:style-name="Table_20_Contents">"Brilliant!" said Ron. "How about it, Hagrid?"</text:p>
            <text:p text:style-name="Table_20_Contents">And in the end, Hagrid agreed that they could send -an owl to Charlie to ask him.</text:p>
            <text:p text:style-name="Table_20_Contents">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text:p>
            <text:p text:style-name="Table_20_Contents">"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text:p>
            <text:p text:style-name="Table_20_Contents">There was a tap on the dark window.</text:p>
            <text:p text:style-name="Table_20_Contents">"It's Hedwig!" said Harry, hurrying to let her in. "She'll have Charlie's answer!"</text:p>
            <text:p text:style-name="Table_20_Contents">The three of them put their heads together to read the note.</text:p>
            <text:p text:style-name="Table_20_Contents">Dear Ron,</text:p>
            <text:p text:style-name="Table_20_Contents">How are you? Thanks for the letter -- I'd be glad to take the Norwegian Ridgeback, but it won't be easy getting him here. I think the best thing will be to <text:soft-page-break/>send him over with some friends of mine who are coming to visit me next week. Trouble is, they mustn't be seen carrying an illegal dragon.</text:p>
            <text:p text:style-name="Table_20_Contents">Could you get the Ridgeback up the tallest tower at midnight on Saturday? They can meet you there and take him away while it's still dark.</text:p>
            <text:p text:style-name="Table_20_Contents">Send me an answer as soon as possible.</text:p>
            <text:p text:style-name="Table_20_Contents">Love,</text:p>
            <text:p text:style-name="Table_20_Contents">Charlie</text:p>
            <text:p text:style-name="Table_20_Contents">They looked at one another.</text:p>
            <text:p text:style-name="Table_20_Contents">"We've got the invisibility cloak," said Harry. "It shouldn't be too difficult -- I think the cloaks big enough to cover two of us and Norbert."</text:p>
            <text:p text:style-name="Table_20_Contents">It was a mark of how bad the last week had been that the other two agreed with him. Anything to get rid of Norbert -- and Malfoy.</text:p>
            <text:p text:style-name="Table_20_Contents">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text:p>
            <text:p text:style-name="Table_20_Contents">Harry and Hermione rushed up to the hospital wing at the end of the day to find Ron in a terrible state in bed.</text:p>
            <text:p text:style-name="Table_20_Contents">"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text:p>
            <text:p text:style-name="Table_20_Contents">Harry and Hermione tried to calm Ron down.</text:p>
            <text:p text:style-name="Table_20_Contents">"It'll all be over at midnight on Saturday," said Hermione, but this didn't soothe Ron at all. On the contrary, he sat bolt upright and broke into a sweat.</text:p>
            <text:p text:style-name="Table_20_Contents">"Midnight on Saturday!" he said in a hoarse voice. "Oh no oh no -- I've just remembered -- Charlie's letter was in that book Malfoy took, he's going to know we're getting rid of Norbert."</text:p>
            <text:p text:style-name="Table_20_Contents">Harry and Hermione didn't get a chance to answer. Madam Pomfrey came over at that moment and made them leave, saying Ron needed sleep.</text:p>
            <text:p text:style-name="Table_20_Contents">"It's too late to change the plan now," Harry told Hermione. "We haven't got time to send Charlie another owl, and this could be our only chance to get rid of Norbert. We'll have to risk it. And we <text:soft-page-break/>have got the invisibility cloak, Malfoy doesn't know about that."</text:p>
            <text:p text:style-name="Table_20_Contents">They found Fang, the boarhound, sitting outside with a bandaged tail when they went to tell Hagrid, who opened a window to talk to them.</text:p>
            <text:p text:style-name="Table_20_Contents">"I won't let you in," he puffed. "Norbert's at a tricky stage -- nothin' I can't handle."</text:p>
            <text:p text:style-name="Table_20_Contents">When they told him about Charlie's letter, his eyes filled with tears, although that might have been because Norbert had just bitten him on the leg.</text:p>
            <text:p text:style-name="Table_20_Contents">"Aargh! It's all right, he only got my boot -- jus' playin' -- he's only a baby, after all."</text:p>
            <text:p text:style-name="Table_20_Contents">The baby banged its tail on the wall, making the windows rattle. Harry and Hermione walked back to the castle feeling Saturday couldn't come quickly enough.</text:p>
            <text:p text:style-name="Table_20_Contents">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text:p>
            <text:p text:style-name="Table_20_Contents">"He's got lots o' rats an' some brandy fer the journey," said Hagrid in a muffled voice. "An' I've packed his teddy bear in case he gets lonely."</text:p>
            <text:p text:style-name="Table_20_Contents">From inside the crate came ripping noises that sounded to Harry as though the teddy was having his head torn off.</text:p>
            <text:p text:style-name="Table_20_Contents">"Bye-bye, Norbert!" Hagrid sobbed, as Harry and Hermione covered the crate with the invisibility cloak and stepped underneath it themselves.</text:p>
            <text:p text:style-name="Table_20_Contents">"Mommy will never forget you!"</text:p>
            <text:p text:style-name="Table_20_Contents">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text:p>
            <text:p text:style-name="Table_20_Contents">"Nearly there!" Harry panted as they reached the corridor beneath the tallest tower.</text:p>
            <text:p text:style-name="Table_20_Contents">Then a sudden movement ahead of them made them almost drop the crate.</text:p>
            <text:p text:style-name="Table_20_Contents">Forgetting that they were already invisible, they shrank into the shadows, staring at the dark outlines of two people grappling with each other ten feet away. A lamp flared.</text:p>
            <text:p text:style-name="Table_20_Contents"><text:soft-page-break/>Professor McGonagall, in a tartan bathrobe and a hair net, had Malfoy by the ear.</text:p>
            <text:p text:style-name="Table_20_Contents">"Detention!" she shouted. "And twenty points from Slytherin! Wandering around in the middle of the night, how dare you --"</text:p>
            <text:p text:style-name="Table_20_Contents">"You don't understand, Professor. Harry Potter's coming -- he's got a dragon!"</text:p>
            <text:p text:style-name="Table_20_Contents">"What utter rubbish! How dare you tell such lies! Come on -- I shall see Professor Snape about you, Malfoy!"</text:p>
            <text:p text:style-name="Table_20_Contents">The steep spiral staircase up to the top of the tower seemed the easiest thing in the world after that. Not until they'd stepped out into the cold night air did they throw off the cloak, glad to be able to breathe properly again. Hermione did a sort of jig.</text:p>
            <text:p text:style-name="Table_20_Contents">"Malfoy's got detention! I could sing!"</text:p>
            <text:p text:style-name="Table_20_Contents">"Don't," Harry advised her.</text:p>
            <text:p text:style-name="Table_20_Contents">Chuckling about Malfoy, they waited, Norbert thrashing about in his crate. About ten minutes later, four broomsticks came swooping down out of the darkness.</text:p>
            <text:p text:style-name="Table_20_Contents">Charlie's friends were a cheery lot. They showed Harry and Hermione the harness they'd rigged up, so they could suspend Norbert between them.</text:p>
            <text:p text:style-name="Table_20_Contents">They all helped buckle Norbert safely into it and then Harry and Hermione shook hands with the others and thanked them very much.</text:p>
            <text:p text:style-name="Table_20_Contents">At last, Norbert was going... going... gone.</text:p>
            <text:p text:style-name="Table_20_Contents">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text:p>
            <text:p text:style-name="Table_20_Contents">"Well, well, well," he whispered, "we are in trouble."</text:p>
            <text:p text:style-name="Table_20_Contents">They'd left the invisibility cloak on top of the tower.</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4T22:10:43.253000000</meta:creation-date>
    <dc:title>Ancient Greek</dc:title>
    <meta:editing-duration>PT32M45S</meta:editing-duration>
    <meta:editing-cycles>9</meta:editing-cycles>
    <meta:generator>LibreOffice/7.1.5.2$Windows_X86_64 LibreOffice_project/85f04e9f809797b8199d13c421bd8a2b025d52b5</meta:generator>
    <dc:date>2023-09-25T19:34:31.286000000</dc:date>
    <meta:document-statistic meta:table-count="1" meta:image-count="0" meta:object-count="0" meta:page-count="14" meta:paragraph-count="429" meta:word-count="7017" meta:character-count="40881" meta:non-whitespace-character-count="34290"/>
    <meta:template xlink:type="simple" xlink:actuate="onRequest" xlink:title="Ancient Greek" xlink:href="../../../../../AppData/Roaming/LibreOffice/4/user/template/Ancient%20Greek.ott" meta:date="2023-09-24T22:10:42.788000000"/>
  </office:meta>
</office:document-meta>
</file>